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2" style:family="table">
      <style:table-properties style:width="1.478cm" table:align="left"/>
    </style:style>
    <style:style style:name="Tabla2.A" style:family="table-column">
      <style:table-column-properties style:column-width="0.684cm"/>
    </style:style>
    <style:style style:name="Tabla2.B" style:family="table-column">
      <style:table-column-properties style:column-width="0.794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2.778cm" table:align="left"/>
    </style:style>
    <style:style style:name="Tabla3.A" style:family="table-column">
      <style:table-column-properties style:column-width="0.445cm"/>
    </style:style>
    <style:style style:name="Tabla3.B" style:family="table-column">
      <style:table-column-properties style:column-width="1.011cm"/>
    </style:style>
    <style:style style:name="Tabla3.C" style:family="table-column">
      <style:table-column-properties style:column-width="1.323cm"/>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1" style:family="table">
      <style:table-properties style:width="5.6cm" table:align="left"/>
    </style:style>
    <style:style style:name="Tabla1.A" style:family="table-column">
      <style:table-column-properties style:column-width="1.896cm"/>
    </style:style>
    <style:style style:name="Tabla1.C" style:family="table-column">
      <style:table-column-properties style:column-width="1.808cm"/>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4" style:family="table">
      <style:table-properties style:width="5.6cm" table:align="left"/>
    </style:style>
    <style:style style:name="Tabla4.A" style:family="table-column">
      <style:table-column-properties style:column-width="1.896cm"/>
    </style:style>
    <style:style style:name="Tabla4.C" style:family="table-column">
      <style:table-column-properties style:column-width="1.808cm"/>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5.6cm" table:align="left"/>
    </style:style>
    <style:style style:name="Tabla5.A" style:family="table-column">
      <style:table-column-properties style:column-width="1.896cm"/>
    </style:style>
    <style:style style:name="Tabla5.C" style:family="table-column">
      <style:table-column-properties style:column-width="1.808cm"/>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5.6cm" table:align="left"/>
    </style:style>
    <style:style style:name="Tabla6.A" style:family="table-column">
      <style:table-column-properties style:column-width="1.896cm"/>
    </style:style>
    <style:style style:name="Tabla6.C" style:family="table-column">
      <style:table-column-properties style:column-width="1.808cm"/>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7" style:family="table">
      <style:table-properties style:width="6.197cm" table:align="left"/>
    </style:style>
    <style:style style:name="Tabla7.A" style:family="table-column">
      <style:table-column-properties style:column-width="1.432cm"/>
    </style:style>
    <style:style style:name="Tabla7.B" style:family="table-column">
      <style:table-column-properties style:column-width="1.434cm"/>
    </style:style>
    <style:style style:name="Tabla7.C" style:family="table-column">
      <style:table-column-properties style:column-width="1.369cm"/>
    </style:style>
    <style:style style:name="Tabla7.D" style:family="table-column">
      <style:table-column-properties style:column-width="1.961cm"/>
    </style:style>
    <style:style style:name="Tabla7.A1" style:family="table-cell">
      <style:table-cell-properties fo:padding="0.097cm" fo:border-left="0.5pt solid #000000" fo:border-right="none" fo:border-top="0.5pt solid #000000" fo:border-bottom="0.5pt solid #000000"/>
    </style:style>
    <style:style style:name="Tabla7.D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D2" style:family="table-cell">
      <style:table-cell-properties fo:padding="0.097cm" fo:border-left="0.5pt solid #000000" fo:border-right="0.5pt solid #000000" fo:border-top="none" fo:border-bottom="0.5pt solid #000000"/>
    </style:style>
    <style:style style:name="Tabla8" style:family="table">
      <style:table-properties style:width="5.6cm" table:align="left"/>
    </style:style>
    <style:style style:name="Tabla8.A" style:family="table-column">
      <style:table-column-properties style:column-width="1.896cm"/>
    </style:style>
    <style:style style:name="Tabla8.C" style:family="table-column">
      <style:table-column-properties style:column-width="1.808cm"/>
    </style:style>
    <style:style style:name="Tabla8.A1" style:family="table-cell">
      <style:table-cell-properties fo:padding="0.097cm" fo:border-left="0.5pt solid #000000" fo:border-right="none" fo:border-top="0.5pt solid #000000" fo:border-bottom="0.5pt solid #000000"/>
    </style:style>
    <style:style style:name="Tabla8.C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fo:font-size="14pt" officeooo:rsid="001224a4" officeooo:paragraph-rsid="001224a4" style:font-size-asian="14pt" style:font-size-complex="14pt"/>
    </style:style>
    <style:style style:name="P2" style:family="paragraph" style:parent-style-name="Standard">
      <style:paragraph-properties fo:text-align="justify" style:justify-single-word="false"/>
      <style:text-properties fo:font-size="14pt" officeooo:rsid="001224a4" officeooo:paragraph-rsid="00192e50" style:font-size-asian="14pt" style:font-size-complex="14pt"/>
    </style:style>
    <style:style style:name="P3" style:family="paragraph" style:parent-style-name="Text_20_body">
      <style:paragraph-properties fo:text-align="justify" style:justify-single-word="false"/>
      <style:text-properties fo:font-size="14pt" officeooo:rsid="001224a4" style:font-size-asian="14pt" style:font-size-complex="14pt"/>
    </style:style>
    <style:style style:name="P4" style:family="paragraph" style:parent-style-name="Standard">
      <style:paragraph-properties fo:text-align="center" style:justify-single-word="false"/>
      <style:text-properties fo:font-size="14pt" officeooo:rsid="001224a4" officeooo:paragraph-rsid="001224a4" style:font-size-asian="14pt" style:font-size-complex="14pt"/>
    </style:style>
    <style:style style:name="P5" style:family="paragraph" style:parent-style-name="Heading_20_3">
      <style:paragraph-properties fo:text-align="justify" style:justify-single-word="false"/>
      <style:text-properties fo:font-size="14pt" officeooo:paragraph-rsid="00192e50" style:font-size-asian="14pt" style:font-size-complex="14pt"/>
    </style:style>
    <style:style style:name="P6" style:family="paragraph" style:parent-style-name="Text_20_body">
      <style:paragraph-properties fo:margin-left="0cm" fo:margin-right="0cm" fo:text-align="justify" style:justify-single-word="false" fo:text-indent="0cm" style:auto-text-indent="false"/>
      <style:text-properties fo:font-size="14pt" officeooo:paragraph-rsid="00192e50" style:font-size-asian="14pt" style:font-size-complex="14pt"/>
    </style:style>
    <style:style style:name="P7" style:family="paragraph" style:parent-style-name="Text_20_body">
      <style:paragraph-properties fo:text-align="justify" style:justify-single-word="false"/>
      <style:text-properties fo:font-size="14pt" officeooo:paragraph-rsid="00192e50" style:font-size-asian="14pt" style:font-size-complex="14pt"/>
    </style:style>
    <style:style style:name="P8" style:family="paragraph" style:parent-style-name="Standard">
      <style:paragraph-properties fo:text-align="justify" style:justify-single-word="false"/>
      <style:text-properties fo:font-size="14pt" officeooo:paragraph-rsid="00156d86" style:font-size-asian="14pt" style:font-size-complex="14pt"/>
    </style:style>
    <style:style style:name="P9" style:family="paragraph" style:parent-style-name="Standard">
      <style:paragraph-properties fo:text-align="justify" style:justify-single-word="false"/>
      <style:text-properties fo:font-size="14pt" officeooo:paragraph-rsid="001224a4" style:font-size-asian="14pt" style:font-size-complex="14pt"/>
    </style:style>
    <style:style style:name="P10" style:family="paragraph" style:parent-style-name="Text_20_body">
      <style:paragraph-properties fo:text-align="justify" style:justify-single-word="false"/>
      <style:text-properties fo:font-size="14pt" style:font-size-asian="14pt" style:font-size-complex="14pt"/>
    </style:style>
    <style:style style:name="P11" style:family="paragraph" style:parent-style-name="Text_20_body">
      <style:paragraph-properties fo:margin-left="0cm" fo:margin-right="0cm" fo:text-align="justify" style:justify-single-word="false" fo:text-indent="0cm" style:auto-text-indent="false"/>
      <style:text-properties fo:font-size="14pt" style:font-size-asian="14pt" style:font-size-complex="14pt"/>
    </style:style>
    <style:style style:name="P12" style:family="paragraph" style:parent-style-name="Text_20_body">
      <style:paragraph-properties fo:text-align="justify" style:justify-single-word="false"/>
      <style:text-properties fo:font-size="14pt" officeooo:paragraph-rsid="0019c1b0" style:font-size-asian="14pt" style:font-size-complex="14pt"/>
    </style:style>
    <style:style style:name="P13" style:family="paragraph" style:parent-style-name="Text_20_body">
      <style:paragraph-properties fo:text-align="justify" style:justify-single-word="false"/>
      <style:text-properties fo:font-size="14pt" officeooo:paragraph-rsid="001ba59c" style:font-size-asian="14pt" style:font-size-complex="14pt"/>
    </style:style>
    <style:style style:name="P14" style:family="paragraph" style:parent-style-name="Text_20_body">
      <style:paragraph-properties fo:text-align="justify" style:justify-single-word="false"/>
      <style:text-properties fo:font-size="14pt" officeooo:paragraph-rsid="00227028" style:font-size-asian="14pt" style:font-size-complex="14pt"/>
    </style:style>
    <style:style style:name="P15" style:family="paragraph" style:parent-style-name="Text_20_body">
      <style:paragraph-properties fo:margin-left="0cm" fo:margin-right="0cm" fo:text-align="justify" style:justify-single-word="false" fo:text-indent="0cm" style:auto-text-indent="false"/>
      <style:text-properties fo:font-size="14pt" officeooo:paragraph-rsid="00237ca8" style:font-size-asian="14pt" style:font-size-complex="14pt"/>
    </style:style>
    <style:style style:name="P16" style:family="paragraph" style:parent-style-name="Text_20_body">
      <style:paragraph-properties fo:text-align="justify" style:justify-single-word="false"/>
      <style:text-properties fo:font-size="14pt" officeooo:paragraph-rsid="0029492f" style:font-size-asian="14pt" style:font-size-complex="14pt"/>
    </style:style>
    <style:style style:name="P17" style:family="paragraph" style:parent-style-name="Text_20_body">
      <style:paragraph-properties fo:margin-left="0cm" fo:margin-right="0cm" fo:text-align="justify" style:justify-single-word="false" fo:text-indent="0cm" style:auto-text-indent="false"/>
      <style:text-properties fo:font-size="14pt" officeooo:paragraph-rsid="002c5dbe" style:font-size-asian="14pt" style:font-size-complex="14pt"/>
    </style:style>
    <style:style style:name="P18" style:family="paragraph" style:parent-style-name="Text_20_body">
      <style:paragraph-properties fo:text-align="justify" style:justify-single-word="false"/>
      <style:text-properties fo:font-size="14pt" officeooo:rsid="0020093d" officeooo:paragraph-rsid="0020093d" style:font-size-asian="14pt" style:font-size-complex="14pt"/>
    </style:style>
    <style:style style:name="P19" style:family="paragraph" style:parent-style-name="Text_20_body">
      <style:paragraph-properties fo:text-align="justify" style:justify-single-word="false"/>
      <style:text-properties fo:font-size="14pt" officeooo:rsid="0020fe4c" officeooo:paragraph-rsid="0020fe4c" style:font-size-asian="14pt" style:font-size-complex="14pt"/>
    </style:style>
    <style:style style:name="P20" style:family="paragraph" style:parent-style-name="Heading_20_3">
      <style:paragraph-properties fo:text-align="justify" style:justify-single-word="false"/>
      <style:text-properties fo:font-size="14pt" officeooo:rsid="002541cf" officeooo:paragraph-rsid="002541cf" style:font-size-asian="14pt" style:font-size-complex="14pt"/>
    </style:style>
    <style:style style:name="P21" style:family="paragraph" style:parent-style-name="Text_20_body">
      <style:paragraph-properties fo:text-align="justify" style:justify-single-word="false"/>
      <style:text-properties fo:font-size="14pt" officeooo:rsid="002541cf" officeooo:paragraph-rsid="002541cf" style:font-size-asian="14pt" style:font-size-complex="14pt"/>
    </style:style>
    <style:style style:name="P22" style:family="paragraph" style:parent-style-name="Text_20_body">
      <style:paragraph-properties fo:text-align="justify" style:justify-single-word="false"/>
      <style:text-properties fo:font-size="14pt" officeooo:rsid="00227028" officeooo:paragraph-rsid="00227028" style:font-size-asian="14pt" style:font-size-complex="14pt"/>
    </style:style>
    <style:style style:name="P23" style:family="paragraph" style:parent-style-name="Text_20_body">
      <style:paragraph-properties fo:text-align="justify" style:justify-single-word="false"/>
      <style:text-properties fo:font-size="14pt" officeooo:rsid="00238024" officeooo:paragraph-rsid="00238024" style:font-size-asian="14pt" style:font-size-complex="14pt"/>
    </style:style>
    <style:style style:name="P24" style:family="paragraph" style:parent-style-name="Text_20_body">
      <style:paragraph-properties fo:margin-left="0cm" fo:margin-right="0cm" fo:text-indent="0cm" style:auto-text-indent="false"/>
      <style:text-properties fo:font-size="14pt" style:font-size-asian="14pt" style:font-size-complex="14pt"/>
    </style:style>
    <style:style style:name="P25" style:family="paragraph" style:parent-style-name="Text_20_body">
      <style:text-properties fo:font-size="14pt" style:font-size-asian="14pt" style:font-size-complex="14pt"/>
    </style:style>
    <style:style style:name="P26" style:family="paragraph" style:parent-style-name="Text_20_body">
      <style:paragraph-properties fo:text-align="justify" style:justify-single-word="false"/>
      <style:text-properties fo:font-size="14pt" officeooo:rsid="00261e70" officeooo:paragraph-rsid="00261e70" style:font-size-asian="14pt" style:font-size-complex="14pt"/>
    </style:style>
    <style:style style:name="P27" style:family="paragraph" style:parent-style-name="Standard">
      <style:paragraph-properties fo:margin-left="0cm" fo:margin-right="0cm" fo:text-align="center" style:justify-single-word="false" fo:text-indent="0cm" style:auto-text-indent="false"/>
      <style:text-properties fo:font-size="14pt" officeooo:paragraph-rsid="002c5dbe" style:font-size-asian="14pt" style:font-size-complex="14pt"/>
    </style:style>
    <style:style style:name="P28" style:family="paragraph" style:parent-style-name="Text_20_body">
      <style:paragraph-properties fo:margin-left="0cm" fo:margin-right="0cm" fo:text-align="center" style:justify-single-word="false" fo:text-indent="0cm" style:auto-text-indent="false"/>
      <style:text-properties fo:font-size="14pt" officeooo:paragraph-rsid="002c5dbe" style:font-size-asian="14pt" style:font-size-complex="14pt"/>
    </style:style>
    <style:style style:name="P29" style:family="paragraph" style:parent-style-name="Table_20_Contents">
      <style:paragraph-properties fo:text-align="justify" style:justify-single-word="false"/>
      <style:text-properties fo:font-size="14pt" officeooo:rsid="002c5dbe" officeooo:paragraph-rsid="002c5dbe" style:font-size-asian="14pt" style:font-size-complex="14pt"/>
    </style:style>
    <style:style style:name="P30" style:family="paragraph" style:parent-style-name="Table_20_Contents">
      <style:paragraph-properties fo:text-align="center" style:justify-single-word="false"/>
      <style:text-properties fo:font-size="14pt" officeooo:rsid="002c5dbe" officeooo:paragraph-rsid="002c5dbe" style:font-size-asian="14pt" style:font-size-complex="14pt"/>
    </style:style>
    <style:style style:name="P31" style:family="paragraph" style:parent-style-name="Standard">
      <style:paragraph-properties fo:text-align="justify" style:justify-single-word="false"/>
      <style:text-properties fo:font-size="14pt" officeooo:rsid="001224a4" officeooo:paragraph-rsid="001224a4" style:font-size-asian="12.25pt" style:font-size-complex="14pt"/>
    </style:style>
    <style:style style:name="P32" style:family="paragraph" style:parent-style-name="Text_20_body">
      <style:paragraph-properties fo:text-align="justify" style:justify-single-word="false"/>
      <style:text-properties fo:font-size="14pt" officeooo:rsid="001224a4" officeooo:paragraph-rsid="0016e834" style:font-size-asian="12.25pt" style:font-size-complex="14pt"/>
    </style:style>
    <style:style style:name="P33" style:family="paragraph" style:parent-style-name="Standard">
      <style:paragraph-properties fo:text-align="justify" style:justify-single-word="false"/>
      <style:text-properties fo:font-size="14pt" officeooo:rsid="001224a4" officeooo:paragraph-rsid="00192e50" style:font-size-asian="12.25pt" style:font-size-complex="14pt"/>
    </style:style>
    <style:style style:name="P34" style:family="paragraph" style:parent-style-name="Standard">
      <style:paragraph-properties fo:text-align="justify" style:justify-single-word="false"/>
      <style:text-properties fo:font-size="14pt" officeooo:rsid="00156d86" officeooo:paragraph-rsid="00156d86" style:font-size-asian="12.25pt" style:font-size-complex="14pt"/>
    </style:style>
    <style:style style:name="P35" style:family="paragraph" style:parent-style-name="Standard">
      <style:paragraph-properties fo:text-align="justify" style:justify-single-word="false"/>
      <style:text-properties fo:font-size="14pt" officeooo:rsid="0020093d" officeooo:paragraph-rsid="0020093d" style:font-size-asian="12.25pt" style:font-size-complex="14pt"/>
    </style:style>
    <style:style style:name="P36" style:family="paragraph" style:parent-style-name="Text_20_body">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37"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38" style:family="paragraph" style:parent-style-name="Text_20_body">
      <style:paragraph-properties fo:margin-left="0cm" fo:margin-right="0cm" fo:text-align="justify" style:justify-single-word="false" fo:text-indent="0cm" style:auto-text-indent="false"/>
      <style:text-properties fo:font-size="14pt" fo:font-weight="bold" officeooo:paragraph-rsid="002c5dbe"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font-size="14pt" fo:font-weight="bold" officeooo:rsid="001224a4" officeooo:paragraph-rsid="001224a4" style:font-size-asian="14pt" style:font-weight-asian="bold" style:font-size-complex="14pt" style:font-weight-complex="bold"/>
    </style:style>
    <style:style style:name="P40" style:family="paragraph" style:parent-style-name="Text_20_body">
      <style:paragraph-properties fo:text-align="justify" style:justify-single-word="false"/>
      <style:text-properties fo:font-size="14pt" fo:font-weight="bold" officeooo:rsid="001224a4" style:font-size-asian="14pt" style:font-weight-asian="bold" style:font-size-complex="14pt" style:font-weight-complex="bold"/>
    </style:style>
    <style:style style:name="P41" style:family="paragraph" style:parent-style-name="Text_20_body">
      <style:paragraph-properties fo:margin-left="0cm" fo:margin-right="0cm" fo:text-align="center" style:justify-single-word="false" fo:text-indent="0cm" style:auto-text-indent="false"/>
      <style:text-properties fo:font-size="14pt" fo:font-weight="bold" officeooo:rsid="0019014a" officeooo:paragraph-rsid="0019014a" style:font-size-asian="14pt" style:font-weight-asian="bold" style:font-size-complex="14pt" style:font-weight-complex="bold"/>
    </style:style>
    <style:style style:name="P42" style:family="paragraph" style:parent-style-name="Text_20_body">
      <style:paragraph-properties fo:margin-left="0cm" fo:margin-right="0cm" fo:text-align="center" style:justify-single-word="false" fo:text-indent="0cm" style:auto-text-indent="false"/>
      <style:text-properties fo:font-size="14pt" fo:font-weight="bold" officeooo:paragraph-rsid="00237ca8"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bold" officeooo:rsid="001224a4" officeooo:paragraph-rsid="001224a4" style:font-size-asian="12.25pt" style:font-weight-asian="bold" style:font-size-complex="14pt" style:font-weight-complex="bold"/>
    </style:style>
    <style:style style:name="P44" style:family="paragraph" style:parent-style-name="Standard">
      <style:paragraph-properties fo:text-align="justify" style:justify-single-word="false"/>
      <style:text-properties fo:font-size="14pt" fo:font-weight="bold" officeooo:rsid="001224a4" officeooo:paragraph-rsid="00192e50" style:font-size-asian="12.25pt" style:font-weight-asian="bold" style:font-size-complex="14pt" style:font-weight-complex="bold"/>
    </style:style>
    <style:style style:name="P45" style:family="paragraph" style:parent-style-name="Text_20_body">
      <style:paragraph-properties fo:text-align="justify" style:justify-single-word="false"/>
      <style:text-properties fo:font-size="14pt" fo:font-weight="normal" officeooo:rsid="0020093d" officeooo:paragraph-rsid="0020093d" style:font-size-asian="12.25pt" style:font-weight-asian="normal" style:font-size-complex="14pt" style:font-weight-complex="normal"/>
    </style:style>
    <style:style style:name="P46" style:family="paragraph" style:parent-style-name="Text_20_body">
      <style:paragraph-properties fo:text-align="center" style:justify-single-word="false"/>
      <style:text-properties fo:font-size="14pt" fo:font-weight="normal" officeooo:rsid="00227028" officeooo:paragraph-rsid="00227028" style:font-size-asian="14pt" style:font-weight-asian="normal" style:font-size-complex="14pt" style:font-weight-complex="normal"/>
    </style:style>
    <style:style style:name="P47" style:family="paragraph" style:parent-style-name="Text_20_body">
      <style:text-properties fo:font-size="14pt" fo:font-weight="normal" style:font-size-asian="14pt" style:font-weight-asian="normal" style:font-size-complex="14pt" style:font-weight-complex="normal"/>
    </style:style>
    <style:style style:name="P48" style:family="paragraph" style:parent-style-name="Text_20_body">
      <style:text-properties fo:font-size="14pt" fo:font-weight="normal" officeooo:rsid="002b90a4" officeooo:paragraph-rsid="002b90a4" style:font-size-asian="14pt" style:font-weight-asian="normal" style:font-size-complex="14pt" style:font-weight-complex="normal"/>
    </style:style>
    <style:style style:name="P49" style:family="paragraph" style:parent-style-name="Text_20_body">
      <style:text-properties fo:font-size="14pt" fo:font-weight="normal" officeooo:paragraph-rsid="002b90a4" style:font-size-asian="14pt" style:font-weight-asian="normal" style:font-size-complex="14pt" style:font-weight-complex="normal"/>
    </style:style>
    <style:style style:name="P50"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51" style:family="paragraph" style:parent-style-name="Text_20_body">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2" style:family="paragraph" style:parent-style-name="Text_20_body">
      <style:paragraph-properties fo:text-align="start" style:justify-single-word="false"/>
      <style:text-properties fo:font-size="14pt" style:text-underline-style="none" fo:font-weight="normal" officeooo:paragraph-rsid="002b90a4" style:font-size-asian="14pt" style:font-weight-asian="normal" style:font-size-complex="14pt" style:font-weight-complex="normal"/>
    </style:style>
    <style:style style:name="P53" style:family="paragraph" style:parent-style-name="Text_20_body">
      <style:paragraph-properties fo:text-align="start" style:justify-single-word="false"/>
      <style:text-properties fo:font-size="14pt" style:text-underline-style="none" fo:font-weight="normal" officeooo:paragraph-rsid="002bd4d9" style:font-size-asian="14pt" style:font-weight-asian="normal" style:font-size-complex="14pt" style:font-weight-complex="normal"/>
    </style:style>
    <style:style style:name="P54" style:family="paragraph" style:parent-style-name="Text_20_body">
      <style:paragraph-properties fo:text-align="start" style:justify-single-word="false"/>
      <style:text-properties fo:font-size="14pt" style:text-underline-style="none" fo:font-weight="normal" officeooo:rsid="002c52ef" officeooo:paragraph-rsid="002bd4d9" style:font-size-asian="14pt" style:font-weight-asian="normal" style:font-size-complex="14pt" style:font-weight-complex="normal"/>
    </style:style>
    <style:style style:name="P55" style:family="paragraph" style:parent-style-name="Text_20_body">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56" style:family="paragraph" style:parent-style-name="Text_20_body">
      <style:paragraph-properties fo:text-align="start" style:justify-single-word="false"/>
      <style:text-properties fo:font-size="14pt" style:text-underline-style="none" fo:font-weight="bold" officeooo:paragraph-rsid="002bd4d9" style:font-size-asian="14pt" style:font-weight-asian="bold" style:font-size-complex="14pt" style:font-weight-complex="bold"/>
    </style:style>
    <style:style style:name="P57" style:family="paragraph" style:parent-style-name="Heading_20_3">
      <style:paragraph-properties fo:text-align="justify" style:justify-single-word="false"/>
      <style:text-properties fo:font-size="16pt" style:font-size-asian="16pt" style:font-size-complex="16pt"/>
    </style:style>
    <style:style style:name="P58" style:family="paragraph" style:parent-style-name="Heading_20_3">
      <style:paragraph-properties fo:text-align="justify" style:justify-single-word="false"/>
      <style:text-properties fo:font-size="16pt" officeooo:paragraph-rsid="00192e50" style:font-size-asian="16pt" style:font-size-complex="16pt"/>
    </style:style>
    <style:style style:name="P59" style:family="paragraph" style:parent-style-name="Heading_20_4">
      <style:paragraph-properties fo:text-align="justify" style:justify-single-word="false"/>
      <style:text-properties fo:font-size="16pt" style:font-size-asian="16pt" style:font-size-complex="16pt"/>
    </style:style>
    <style:style style:name="P60" style:family="paragraph" style:parent-style-name="Heading_20_3">
      <style:paragraph-properties fo:text-align="justify" style:justify-single-word="false"/>
      <style:text-properties fo:font-size="16pt" officeooo:paragraph-rsid="00237ca8" style:font-size-asian="16pt" style:font-size-complex="16pt"/>
    </style:style>
    <style:style style:name="P61" style:family="paragraph" style:parent-style-name="Heading_20_4">
      <style:paragraph-properties fo:text-align="justify" style:justify-single-word="false"/>
      <style:text-properties fo:font-size="16pt" officeooo:rsid="001224a4" officeooo:paragraph-rsid="001224a4" style:font-size-asian="16pt" style:font-size-complex="16pt"/>
    </style:style>
    <style:style style:name="P62" style:family="paragraph" style:parent-style-name="Standard">
      <style:paragraph-properties fo:text-align="justify" style:justify-single-word="false"/>
      <style:text-properties fo:font-size="16pt" officeooo:rsid="001224a4" officeooo:paragraph-rsid="001224a4" style:font-size-asian="16pt" style:font-size-complex="16pt"/>
    </style:style>
    <style:style style:name="P63"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64" style:family="paragraph" style:parent-style-name="Standard">
      <style:paragraph-properties fo:text-align="justify" style:justify-single-word="false"/>
      <style:text-properties fo:font-size="16pt" fo:font-weight="bold" officeooo:paragraph-rsid="00156d86" style:font-size-asian="16pt" style:font-weight-asian="bold" style:font-size-complex="16pt" style:font-weight-complex="bold"/>
    </style:style>
    <style:style style:name="P65" style:family="paragraph" style:parent-style-name="Text_20_body">
      <style:paragraph-properties fo:text-align="justify" style:justify-single-word="false"/>
      <style:text-properties fo:font-size="16pt" fo:font-weight="bold" officeooo:rsid="0020093d" officeooo:paragraph-rsid="0020093d" style:font-size-asian="16pt" style:font-weight-asian="bold" style:font-size-complex="16pt" style:font-weight-complex="bold"/>
    </style:style>
    <style:style style:name="P66" style:family="paragraph" style:parent-style-name="Text_20_body">
      <style:text-properties fo:font-size="16pt" fo:font-weight="bold" style:font-size-asian="16pt" style:font-weight-asian="bold" style:font-size-complex="16pt" style:font-weight-complex="bold"/>
    </style:style>
    <style:style style:name="P67"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68" style:family="paragraph" style:parent-style-name="Standard">
      <style:paragraph-properties fo:text-align="justify" style:justify-single-word="false"/>
      <style:text-properties officeooo:paragraph-rsid="00192e50"/>
    </style:style>
    <style:style style:name="P69" style:family="paragraph" style:parent-style-name="Text_20_body">
      <style:paragraph-properties fo:margin-left="0cm" fo:margin-right="0cm" fo:text-align="justify" style:justify-single-word="false" fo:text-indent="0cm" style:auto-text-indent="false"/>
    </style:style>
    <style:style style:name="P70" style:family="paragraph" style:parent-style-name="Text_20_body">
      <style:paragraph-properties fo:margin-left="0cm" fo:margin-right="0cm" fo:text-align="justify" style:justify-single-word="false" fo:text-indent="0cm" style:auto-text-indent="false"/>
      <style:text-properties officeooo:paragraph-rsid="0016e834"/>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style:text-properties officeooo:paragraph-rsid="001ba59c"/>
    </style:style>
    <style:style style:name="P73" style:family="paragraph" style:parent-style-name="Text_20_body">
      <style:paragraph-properties fo:margin-left="0cm" fo:margin-right="0cm" fo:text-align="justify" style:justify-single-word="false" fo:text-indent="0cm" style:auto-text-indent="false"/>
      <style:text-properties officeooo:paragraph-rsid="00237ca8"/>
    </style:style>
    <style:style style:name="P74" style:family="paragraph" style:parent-style-name="Standard">
      <style:paragraph-properties fo:text-align="justify" style:justify-single-word="false"/>
      <style:text-properties fo:font-size="18pt" officeooo:rsid="001224a4" officeooo:paragraph-rsid="001224a4" style:font-size-asian="18pt" style:font-size-complex="18pt"/>
    </style:style>
    <style:style style:name="P75" style:family="paragraph" style:parent-style-name="Standard">
      <style:paragraph-properties fo:text-align="center" style:justify-single-word="false"/>
      <style:text-properties fo:font-size="20pt" fo:font-weight="bold" officeooo:rsid="001224a4" officeooo:paragraph-rsid="001224a4" style:font-size-asian="20pt" style:font-weight-asian="bold" style:font-size-complex="20pt" style:font-weight-complex="bold"/>
    </style:style>
    <style:style style:name="P76" style:family="paragraph" style:parent-style-name="Text_20_body">
      <style:paragraph-properties fo:text-align="start" style:justify-single-word="false"/>
      <style:text-properties officeooo:paragraph-rsid="002bd4d9"/>
    </style:style>
    <style:style style:name="P77" style:family="paragraph" style:parent-style-name="Heading_20_4">
      <style:paragraph-properties fo:text-align="justify" style:justify-single-word="false"/>
      <style:text-properties officeooo:paragraph-rsid="00238024"/>
    </style:style>
    <style:style style:name="P78" style:family="paragraph" style:parent-style-name="Standard" style:list-style-name="L1">
      <style:paragraph-properties fo:text-align="justify" style:justify-single-word="false"/>
      <style:text-properties fo:font-size="14pt" officeooo:rsid="001224a4" officeooo:paragraph-rsid="001224a4" style:font-size-asian="12.25pt" style:font-size-complex="14pt"/>
    </style:style>
    <style:style style:name="P79" style:family="paragraph" style:parent-style-name="Standard" style:list-style-name="L2">
      <style:paragraph-properties fo:text-align="justify" style:justify-single-word="false"/>
      <style:text-properties fo:font-size="14pt" officeooo:rsid="001224a4" officeooo:paragraph-rsid="00192e50" style:font-size-asian="12.25pt" style:font-size-complex="14pt"/>
    </style:style>
    <style:style style:name="P80" style:family="paragraph" style:parent-style-name="Standard">
      <style:paragraph-properties fo:text-align="start" style:justify-single-word="false"/>
      <style:text-properties fo:font-size="14pt" officeooo:rsid="001224a4" officeooo:paragraph-rsid="002f14e6" style:font-size-asian="12.25pt" style:font-size-complex="14pt"/>
    </style:style>
    <style:style style:name="P81" style:family="paragraph" style:parent-style-name="Standard" style:list-style-name="L6">
      <style:paragraph-properties fo:text-align="justify" style:justify-single-word="false"/>
      <style:text-properties fo:font-size="14pt" officeooo:rsid="001224a4" officeooo:paragraph-rsid="001224a4" style:font-size-asian="14pt" style:font-size-complex="14pt"/>
    </style:style>
    <style:style style:name="P82" style:family="paragraph" style:parent-style-name="Standard">
      <style:paragraph-properties fo:text-align="start" style:justify-single-word="false"/>
      <style:text-properties fo:font-size="10pt" officeooo:rsid="002f14e6" officeooo:paragraph-rsid="002f14e6" style:font-size-asian="10pt" style:font-size-complex="10pt"/>
    </style:style>
    <style:style style:name="P83" style:family="paragraph" style:parent-style-name="Standard">
      <style:paragraph-properties fo:text-align="justify" style:justify-single-word="false"/>
      <style:text-properties fo:font-size="18pt" officeooo:rsid="001224a4" officeooo:paragraph-rsid="001224a4" style:font-size-asian="18pt" style:font-size-complex="18pt"/>
    </style:style>
    <style:style style:name="P84" style:family="paragraph" style:parent-style-name="Text_20_body" style:list-style-name="L3">
      <style:paragraph-properties fo:text-align="justify" style:justify-single-word="false"/>
      <style:text-properties officeooo:paragraph-rsid="0019c1b0"/>
    </style:style>
    <style:style style:name="P85" style:family="paragraph" style:parent-style-name="Text_20_body" style:list-style-name="L4">
      <style:paragraph-properties fo:text-align="justify" style:justify-single-word="false"/>
      <style:text-properties fo:font-size="14pt" style:font-size-asian="14pt" style:font-size-complex="14pt"/>
    </style:style>
    <style:style style:name="P86" style:family="paragraph" style:parent-style-name="Text_20_body" style:list-style-name="L7">
      <style:paragraph-properties fo:text-align="justify" style:justify-single-word="false"/>
      <style:text-properties fo:font-size="14pt" style:font-size-asian="14pt" style:font-size-complex="14pt"/>
    </style:style>
    <style:style style:name="P87" style:family="paragraph" style:parent-style-name="Text_20_body" style:list-style-name="L8">
      <style:paragraph-properties fo:text-align="justify" style:justify-single-word="false"/>
      <style:text-properties fo:font-size="14pt" style:font-size-asian="14pt" style:font-size-complex="14pt"/>
    </style:style>
    <style:style style:name="P88" style:family="paragraph" style:parent-style-name="Text_20_body" style:list-style-name="L9">
      <style:paragraph-properties fo:text-align="justify" style:justify-single-word="false"/>
      <style:text-properties fo:font-size="14pt" style:font-size-asian="14pt" style:font-size-complex="14pt"/>
    </style:style>
    <style:style style:name="P89" style:family="paragraph" style:parent-style-name="Text_20_body" style:list-style-name="L5">
      <style:paragraph-properties fo:text-align="justify" style:justify-single-word="false"/>
      <style:text-properties fo:font-size="14pt" officeooo:rsid="0020fe4c" officeooo:paragraph-rsid="0020fe4c" style:font-size-asian="14pt" style:font-size-complex="14pt"/>
    </style:style>
    <style:style style:name="P90" style:family="paragraph" style:parent-style-name="Text_20_body">
      <style:paragraph-properties fo:margin-left="0cm" fo:margin-right="0cm" fo:text-align="center" style:justify-single-word="false" fo:text-indent="0cm" style:auto-text-indent="false"/>
      <style:text-properties fo:font-size="14pt" officeooo:rsid="002c5dbe" officeooo:paragraph-rsid="002c5dbe" style:font-size-asian="14pt" style:font-size-complex="14pt"/>
    </style:style>
    <style:style style:name="P91" style:family="paragraph" style:parent-style-name="Text_20_body">
      <style:text-properties fo:font-size="14pt" style:font-size-asian="14pt" style:font-size-complex="14pt"/>
    </style:style>
    <style:style style:name="P92" style:family="paragraph" style:parent-style-name="Text_20_body" style:list-style-name="L10">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93" style:family="paragraph" style:parent-style-name="Text_20_body" style:list-style-name="L12">
      <style:paragraph-properties fo:text-align="start" style:justify-single-word="false"/>
      <style:text-properties fo:font-size="14pt" style:text-underline-style="none" fo:font-weight="normal" officeooo:paragraph-rsid="002bd4d9" style:font-size-asian="14pt" style:font-weight-asian="normal" style:font-size-complex="14pt" style:font-weight-complex="normal"/>
    </style:style>
    <style:style style:name="P94" style:family="paragraph" style:parent-style-name="Text_20_body" style:list-style-name="L10">
      <style:paragraph-properties fo:text-align="start" style:justify-single-word="false"/>
    </style:style>
    <style:style style:name="P95" style:family="paragraph" style:parent-style-name="Text_20_body" style:list-style-name="L11">
      <style:paragraph-properties fo:text-align="start" style:justify-single-word="false"/>
    </style:style>
    <style:style style:name="P96" style:family="paragraph" style:parent-style-name="Text_20_body" style:list-style-name="L13">
      <style:paragraph-properties fo:text-align="start" style:justify-single-word="false"/>
      <style:text-properties officeooo:paragraph-rsid="002bd4d9"/>
    </style:style>
    <style:style style:name="P97" style:family="paragraph" style:parent-style-name="Text_20_body" style:list-style-name="L14">
      <style:paragraph-properties fo:text-align="start" style:justify-single-word="false"/>
      <style:text-properties officeooo:paragraph-rsid="002bd4d9"/>
    </style:style>
    <style:style style:name="P98" style:family="paragraph">
      <loext:graphic-properties draw:fill="none"/>
      <style:paragraph-properties fo:text-align="center"/>
    </style:style>
    <style:style style:name="T1" style:family="text">
      <style:text-properties fo:font-size="14pt" officeooo:rsid="0016e834" style:font-size-asian="12.25pt" style:font-size-complex="14pt"/>
    </style:style>
    <style:style style:name="T2" style:family="text">
      <style:text-properties fo:font-size="14pt" style:font-size-asian="14pt" style:font-size-complex="14pt"/>
    </style:style>
    <style:style style:name="T3" style:family="text">
      <style:text-properties fo:font-size="14pt" officeooo:rsid="0016e834" style:font-size-asian="14pt" style:font-size-complex="14pt"/>
    </style:style>
    <style:style style:name="T4" style:family="text">
      <style:text-properties fo:font-size="14pt" officeooo:rsid="00192e50" style:font-size-asian="14pt" style:font-size-complex="14pt"/>
    </style:style>
    <style:style style:name="T5" style:family="text">
      <style:text-properties fo:font-size="14pt" officeooo:rsid="001eba88"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224a4" style:font-size-asian="12.25pt" style:font-weight-asian="bold" style:font-size-complex="14pt" style:font-weight-complex="bold"/>
    </style:style>
    <style:style style:name="T8" style:family="text">
      <style:text-properties fo:font-size="14pt" style:text-underline-style="none" fo:font-weight="normal" style:font-size-asian="14pt" style:font-weight-asian="normal" style:font-size-complex="14pt" style:font-weight-complex="normal"/>
    </style:style>
    <style:style style:name="T9" style:family="text">
      <style:text-properties fo:font-size="14pt" style:text-underline-style="none" fo:font-weight="normal" officeooo:rsid="002c52ef" style:font-size-asian="14pt" style:font-weight-asian="normal" style:font-size-complex="14pt" style:font-weight-complex="normal"/>
    </style:style>
    <style:style style:name="T10" style:family="text">
      <style:text-properties officeooo:rsid="00156d86"/>
    </style:style>
    <style:style style:name="T11" style:family="text">
      <style:text-properties officeooo:rsid="0016e834"/>
    </style:style>
    <style:style style:name="T12" style:family="text">
      <style:text-properties fo:font-weight="bold" style:font-weight-asian="bold" style:font-weight-complex="bold"/>
    </style:style>
    <style:style style:name="T13" style:family="text">
      <style:text-properties fo:font-weight="bold" officeooo:rsid="0019c1b0" style:font-weight-asian="bold" style:font-weight-complex="bold"/>
    </style:style>
    <style:style style:name="T14" style:family="text">
      <style:text-properties officeooo:rsid="0019014a"/>
    </style:style>
    <style:style style:name="T15" style:family="text">
      <style:text-properties officeooo:rsid="00192e50"/>
    </style:style>
    <style:style style:name="T16" style:family="text">
      <style:text-properties officeooo:rsid="0019c1b0"/>
    </style:style>
    <style:style style:name="T17" style:family="text">
      <style:text-properties officeooo:rsid="001c4d26"/>
    </style:style>
    <style:style style:name="T18" style:family="text">
      <style:text-properties officeooo:rsid="002541cf"/>
    </style:style>
    <style:style style:name="T19" style:family="text">
      <style:text-properties officeooo:rsid="0029492f"/>
    </style:style>
    <style:style style:name="T20" style:family="text">
      <style:text-properties style:text-position="super 58%" officeooo:rsid="0029492f"/>
    </style:style>
    <style:style style:name="T21" style:family="text">
      <style:text-properties style:text-position="0% 100%"/>
    </style:style>
    <style:style style:name="T22" style:family="text">
      <style:text-properties style:text-position="0% 100%" officeooo:rsid="002b90a4"/>
    </style:style>
    <style:style style:name="T23" style:family="text">
      <style:text-properties style:text-position="sub 58%"/>
    </style:style>
    <style:style style:name="T24" style:family="text">
      <style:text-properties style:text-position="sub 58%" officeooo:rsid="0029492f"/>
    </style:style>
    <style:style style:name="T25" style:family="text">
      <style:text-properties style:text-position="sub 58%" fo:font-size="14pt" style:text-underline-style="none" fo:font-weight="normal" style:font-size-asian="14pt" style:font-weight-asian="normal" style:font-size-complex="14pt" style:font-weight-complex="normal"/>
    </style:style>
    <style:style style:name="T26" style:family="text">
      <style:text-properties style:text-position="sub 58%" officeooo:rsid="002b90a4"/>
    </style:style>
    <style:style style:name="T27" style:family="text">
      <style:text-properties officeooo:rsid="001224a4"/>
    </style:style>
    <style:style style:name="T28" style:family="text">
      <style:text-properties style:text-underline-style="solid" style:text-underline-width="auto" style:text-underline-color="font-color"/>
    </style:style>
    <style:style style:name="T29" style:family="text">
      <style:text-properties officeooo:rsid="002b90a4"/>
    </style:style>
    <style:style style:name="T30" style:family="text">
      <style:text-properties officeooo:rsid="002bd4d9"/>
    </style:style>
    <style:style style:name="T31" style:family="text">
      <style:text-properties officeooo:rsid="002c52ef"/>
    </style:style>
    <style:style style:name="T32" style:family="text">
      <style:text-properties officeooo:rsid="002c5dbe"/>
    </style:style>
    <style:style style:name="T33" style:family="text">
      <style:text-properties officeooo:rsid="002d3ac4"/>
    </style:style>
    <style:style style:name="T34" style:family="text">
      <style:text-properties fo:font-size="18pt" officeooo:rsid="00238024" style:font-size-asian="18pt" style:font-size-complex="18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2.383cm" fo:min-width="0.12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vertical-align="middle" draw:auto-grow-height="false" fo:min-height="2.177cm" fo:min-width="0.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Autor: Miguel Á<text:span text:style-name="T27">n</text:span>gel Ca<text:span text:style-name="T27">b</text:span>allero Gómez</text:p>
      <text:p text:style-name="P80"/>
      <text:p text:style-name="P75">Lógica de Primer Orden: Sintaxis y Semántica</text:p>
      <text:p text:style-name="P43"/>
      <text:p text:style-name="P80"/>
      <text:p text:style-name="P31">La lógica de primer orden, también llamada lógica de predicados, es un sistema formal dise<text:span text:style-name="T10">ñ</text:span>ado para estudiar la inferencia en lenguajes de primer orden, siendo estos a su vez lenguajes formales con cuantificadores que alcanzan a variables de individuo y predicados cuyos argumentos son constantes de individuo. Además, esta lógica, a diferencia de la lógica de proposiciones, hace posible distinguir entre sujeto y predicado, haciendo así posible el estudio del contenido de los enunciados, algo que no era posible con la Lógica de Proposiciones.</text:p>
      <text:p text:style-name="P31"/>
      <text:p text:style-name="P31"/>
      <text:p text:style-name="P44">Ejemplo de lenguajes de primer orden:</text:p>
      <text:p text:style-name="P68"><text:span text:style-name="T7"/></text:p>
      <text:p text:style-name="P33">Lenguaje del mundo de los bloques<text:span text:style-name="T17">(bloques sobre una mesa)</text:span>:</text:p>
      <text:list text:style-name="L1">
        <text:list-item>
          <text:p text:style-name="P78">Símbolos de constantes: a, b, c, d, e</text:p>
        </text:list-item>
        <text:list-item>
          <text:p text:style-name="P78">Símbolos de predicado (y de relación):</text:p>
        </text:list-item>
      </text:list>
      <text:p text:style-name="P31"><text:s text:c="14"/>– de aridad 1: sobre mesa, libre, es bloque</text:p>
      <text:p text:style-name="P31"><text:s text:c="13"/>– de aridad 2: sobre, bajo, encima</text:p>
      <text:p text:style-name="P31"><text:s text:c="13"/>– de aridad 3: pila</text:p>
      <text:list text:style-name="L2">
        <text:list-item>
          <text:p text:style-name="P79">Símbolos de función (de aridad 1): superior, tope</text:p>
        </text:list-item>
      </text:list>
      <text:p text:style-name="P33"/>
      <text:p text:style-name="P31"/>
      <text:p text:style-name="P35">Con la lógica de primer orden provee un lenguaje adecuado para expresar propiedades(lenguaje formal). Este esta compuesto por:</text:p>
      <text:p text:style-name="P35"/>
      <text:p text:style-name="P35"/>
      <text:p text:style-name="P35"/>
      <text:p text:style-name="P35"><text:span text:style-name="T12">Símbolos lógicos: <text:s/></text:span><text:s text:c="50"/><text:span text:style-name="T12">Símbolos no lógicos</text:span>:</text:p>
      <text:p text:style-name="P35"><text:s/>-Variables: <text:s/>x,y,z/x0,x1...xn <text:tab/><text:tab/><text:tab/> <text:s text:c="14"/>-Funciones</text:p>
      <text:p text:style-name="P35"><text:s/>-Símbolos lógicos: <text:s/>^ → …<text:tab/><text:tab/><text:tab/><text:tab/> <text:s text:c="4"/>-Constantes</text:p>
      <text:p text:style-name="P35"><text:s/>-Cuantificadores<text:tab/><text:tab/><text:tab/><text:tab/><text:tab/><text:tab/> <text:s text:c="4"/>- Predicados</text:p>
      <text:p text:style-name="P35"/>
      <text:p text:style-name="P31"/>
      <text:p text:style-name="P31"/>
      <text:p text:style-name="P31"/>
      <text:p text:style-name="P31"/>
      <text:p text:style-name="P31"/>
      <text:p text:style-name="P31"/>
      <text:p text:style-name="P31"/>
      <text:p text:style-name="P31"/>
      <text:p text:style-name="P31"/>
      <text:p text:style-name="P31"/>
      <text:p text:style-name="P74"><text:soft-page-break/><text:span text:style-name="T12">Sintaxis</text:span></text:p>
      <text:p text:style-name="P31"/>
      <text:p text:style-name="P31"/>
      <text:p text:style-name="P31"><text:span text:style-name="T15">En la </text:span><text:s/>Lógica de Primer Orden: Σ = {C, F, R, δ} donde: C <text:span text:style-name="T15">es un </text:span>conjunto de constantes, F <text:span text:style-name="T15">es un </text:span>conjunto de funciones, R, conjunto de relaciones o predicados <text:span text:style-name="T15">y</text:span></text:p>
      <text:p text:style-name="P31">δ : F ∪ R → Z+, indica el grado o aridad de cada función o predicado</text:p>
      <text:p text:style-name="P31"/>
      <text:p text:style-name="P62"/>
      <text:p text:style-name="P64">Predicados</text:p>
      <text:p text:style-name="P34"/>
      <text:p text:style-name="P32">La Lógica de Primer Orden es conocida también como Lógica de Predicados puesto que son estos los que dan origen a sus particularidades. Los <text:span text:style-name="Emphasis">predicados</text:span> lógicos se asemejan a los predicados gramaticales. La frase «<text:span text:style-name="T11">El Sr. Miguel</text:span> es el <text:span text:style-name="T11">profesor</text:span>» consta de un sujeto «<text:span text:style-name="T11">El Sr. Miguel</text:span>» y un predicado «<text:span text:style-name="T11">e</text:span>s el <text:span text:style-name="T11">profeso</text:span>». En lógica usaremos las letras mayúscula para denotar los predicados, y letras minúsculas para denotar a los «sujetos». Por ejemplo, la fórmula siguiente:</text:p>
      <text:p text:style-name="P69"><text:s text:c="65"/><text:span text:style-name="T6"><text:s text:c="7"/>A(x) </text:span></text:p>
      <text:p text:style-name="P70"><text:span text:style-name="T2">Los «sujetos» de la Lógica de Primer Orden que acompaña al predicado se conoce como </text:span><text:span text:style-name="Emphasis"><text:span text:style-name="T2">variables de individuo</text:span></text:span><text:span text:style-name="T2">, en el caso de nuestro ejemplo, x. Estas variables deben de verse como incógnitas de ecuaciones algebraicas, sustituibles por diferentes elementos. Por ejemplo, esa x podría interpretarse como «</text:span><text:span text:style-name="T1">El Sr. Miguel</text:span><text:span text:style-name="T2">». Las variables pues indican que </text:span><text:span text:style-name="Strong_20_Emphasis"><text:span text:style-name="T2">uno o varios elementos indeterminados cumplen tal propiedad</text:span></text:span><text:span text:style-name="T2">. A diferencia del sujeto gramatical, pueden existir varias de estas variables para un solo predicado. Así, un predicado binario como «x es el </text:span><text:span text:style-name="T3">profesor</text:span><text:span text:style-name="T2"> de y» se expresaría </text:span></text:p>
      <text:p text:style-name="P36"><text:s text:c="63"/>S(x,y)</text:p>
      <text:p text:style-name="P71"><text:span text:style-name="T2">Cuando las variables de individuo acompañan a los predicados de </text:span><text:span text:style-name="T5">esta</text:span><text:span text:style-name="T2"> forma, decimos que son los </text:span><text:span text:style-name="Emphasis"><text:span text:style-name="T2">argumentos</text:span></text:span><text:span text:style-name="T2"> de ese predicado. Un predicado podrá tener uno, dos, tres, etc.. argumentos. A los predicados con un solo argumento los denominamos </text:span><text:span text:style-name="Emphasis"><text:span text:style-name="T2">propiedades</text:span></text:span><text:span text:style-name="T2">. A los que tengan más de un elemento, se llaman </text:span><text:span text:style-name="Emphasis"><text:span text:style-name="T2">relaciones</text:span></text:span><text:span text:style-name="T2">. Incluso puede darse la situación de que no tengan ningún argumento. En ese caso, los predicados se denominan variables proposicionales.</text:span></text:p>
      <text:p text:style-name="P71"><text:span text:style-name="T2"/></text:p>
      <text:p text:style-name="P8"/>
      <text:p text:style-name="P8"/>
      <text:p text:style-name="P74"/>
      <text:h text:style-name="P61" text:outline-level="4"><text:soft-page-break/>Constantes</text:h>
      <text:p text:style-name="P69"><text:span text:style-name="T2">Las </text:span><text:span text:style-name="Emphasis"><text:span text:style-name="T2">constantes individuales </text:span></text:span><text:span text:style-name="T2">se escriben también con letras minúsculas y se utilizan para </text:span><text:span text:style-name="Strong_20_Emphasis"><text:span text:style-name="T2">hacer referencia a un elemento concreto</text:span></text:span><text:span text:style-name="T2">. Se distinguen de las variables de individuo en que refieren a un elemento determinado. La interpretación de las constantes permanecerá invariable en las diferentes fórmulas de un misma sistema lógico donde pueda aparecer. Normalmente se denotan con la letra c.</text:span></text:p>
      <text:p text:style-name="P41">Ejemplo: C = {0,1}</text:p>
      <text:h text:style-name="P59" text:outline-level="4">Funciones</text:h>
      <text:p text:style-name="P69"><text:span text:style-name="T2"><text:s/>Al igual que los predicados las </text:span><text:span text:style-name="Emphasis"><text:span text:style-name="T2">funciones</text:span></text:span><text:span text:style-name="T2"> deben ser provistas de argumentos. Pero a diferencia de estos, que sirven para expresar un individuo indeterminado de un conjunto de elementos, las funciones expresan relaciones entre sus argumentos y uno y solo un valor. Se denotan también con letras minúsculas seguidas de sus argumentos. Por ejemplo f(x). Como los predicados, habrá funciones con diferente </text:span><text:span text:style-name="Emphasis"><text:span text:style-name="T2">aridad</text:span></text:span><text:span text:style-name="T2">-número de argumentos- g(x,y,z) sería una función triaria, de aridad 3 . No existen funciones de aridad 0 .</text:span></text:p>
      <text:p text:style-name="P41">Ejemplo: F = {resta, producto}</text:p>
      <text:h text:style-name="P57" text:outline-level="3"><text:span text:style-name="T14">T</text:span>érminos</text:h>
      <text:p text:style-name="P13">Los términos son las expresiones del lenguaje que se identifican con posibles objetos del mundo.</text:p>
      <text:p text:style-name="P72"><text:span text:style-name="T2">Llamamos </text:span><text:span text:style-name="Emphasis"><text:span text:style-name="T2">término</text:span></text:span><text:span text:style-name="T2"> (t) a toda variable individual o a una constante. Por ejemplo a, c1, b… Si tenemos un conjunto de términos (t1​,t2​…tn​), el símbolo de la función f también será un término de la forma f(t1​,t2​…tn​). Este será el primero de los pasos inductivos para definir las expresiones de cualquier Lenguaje de Primer Orden.</text:span></text:p>
      <text:p text:style-name="P6">De estas definiciones deducimos que un término o bien es un variable, una constante o una función. La definición de símbolo de función nos permite aplicar el principio inductivo más de una vez. Esto posibilita generar términos con otros términos anidados como por ejemplo:  f(c,a,g(x,p(v,z)))</text:p>
      <text:p text:style-name="P10"/>
      <text:p text:style-name="P37">Se define un término como:</text:p>
      <text:p text:style-name="P10">-una constante c,</text:p>
      <text:p text:style-name="P10">-una variable x,</text:p>
      <text:p text:style-name="P10">-una expresión f (t1, . . . , tn) con f ∈ F, δ(f ) = n, y donde cada <text:span text:style-name="T14">elemento</text:span> es, a su vez, un término.</text:p>
      <text:p text:style-name="P10"><text:soft-page-break/></text:p>
      <text:p text:style-name="P10">▷ <text:span text:style-name="T12">Si C = {ℓ, m, w , j, v , s, d}, F = {sig , min}, R = {lab, anterior</text:span><text:span text:style-name="T13">}</text:span> <text:s/>, son términos:</text:p>
      <text:p text:style-name="P10">-ℓ</text:p>
      <text:p text:style-name="P10">-sig (x)</text:p>
      <text:p text:style-name="P10">-min(sig (x), v )</text:p>
      <text:p text:style-name="P10">-sig (min(m, d))</text:p>
      <text:p text:style-name="P10">no son términos:</text:p>
      <text:p text:style-name="P10">-lab(x) (lab /∈ F)</text:p>
      <text:p text:style-name="P10">-sig (m, v ) (δ(sig )̸ = 2)</text:p>
      <text:p text:style-name="P10"/>
      <text:p text:style-name="P12">▷ <text:span text:style-name="T12">Si C = {0, 1}, F = {siguiente, suma, producto}, R = {menor , par }</text:span>, </text:p>
      <text:list text:style-name="L3">
        <text:list-item>
          <text:p text:style-name="P84"><text:span text:style-name="T4">s</text:span><text:span text:style-name="T2">on términos:</text:span></text:p>
        </text:list-item>
      </text:list>
      <text:p text:style-name="P10"><text:s text:c="14"/>-1, x</text:p>
      <text:p text:style-name="P10"><text:s text:c="12"/>-suma(x, 1)</text:p>
      <text:p text:style-name="P10"><text:s text:c="11"/>-siguiente(suma(x, 1))</text:p>
      <text:p text:style-name="P10"><text:s text:c="10"/>-suma(producto(x, 0), siguiente(z))</text:p>
      <text:list text:style-name="L4">
        <text:list-item>
          <text:p text:style-name="P85">no son términos:</text:p>
        </text:list-item>
      </text:list>
      <text:p text:style-name="P10"><text:s text:c="12"/>-menor (0, 1) <text:s text:c="18"/>(menor /∈ F)</text:p>
      <text:p text:style-name="P10"><text:s text:c="11"/>-suma(menor (0, 1), 1) <text:s text:c="3"/>(menor (0, 1) no es un término)</text:p>
      <text:p text:style-name="P10"/>
      <text:p text:style-name="P10"/>
      <text:p text:style-name="P10"/>
      <text:p text:style-name="P10"/>
      <text:p text:style-name="P10"/>
      <text:p text:style-name="P10"/>
      <text:p text:style-name="P63"><text:s/>Conectivas</text:p>
      <text:p text:style-name="P10">La lógica de predicados incorpora las conectivas de la lógica proposicional:</text:p>
      <text:p text:style-name="P10">– Negación (¬)</text:p>
      <text:p text:style-name="P10"><text:soft-page-break/>– Conjunción (∧)</text:p>
      <text:p text:style-name="P10">– Disyunción (∨)</text:p>
      <text:p text:style-name="P10">– Disyunción exclusiva (⊕)</text:p>
      <text:p text:style-name="P10">– Implicación (→)</text:p>
      <text:p text:style-name="P10">– Doble implicación ( ⇐⇒ )</text:p>
      <text:h text:style-name="P60" text:outline-level="3">Cuantificadores </text:h>
      <text:p text:style-name="P73"><text:span text:style-name="T2">Los </text:span><text:span text:style-name="Emphasis"><text:span text:style-name="T2">cuantificadores</text:span></text:span><text:span text:style-name="Strong_20_Emphasis"><text:span text:style-name="T2"> permiten expresar el vínculo entre un predicado y un conjunto de  elementos</text:span></text:span><text:span text:style-name="T2">. Cuando queremos expresar que un predicado es aplicable a todos los elementos del conjunto utilizamos el </text:span><text:span text:style-name="Emphasis"><text:span text:style-name="T2">cuantificadores universal</text:span></text:span><text:span text:style-name="T2"> ∀, que podría traducirse como «para todo»</text:span></text:p>
      <text:p text:style-name="P42">∀x[P(x)] </text:p>
      <text:p text:style-name="P15">La propiedad P se cumple para todo x.</text:p>
      <text:p text:style-name="P15">Cuando queremos expresar que existe al menos un elemento de ese conjunto (sin especificar cual) que pertenece al conjunto del predicado, utilizamos el cuantificador existencial ∃. En lenguaje ordinario diríamos «existe al menos un».</text:p>
      <text:p text:style-name="P42">∃x[P(x)] </text:p>
      <text:p text:style-name="P15">La propiedad P se cumple para al menos un x.</text:p>
      <text:p text:style-name="P63"/>
      <text:p text:style-name="P63"><text:span text:style-name="T16">F</text:span>órmulas</text:p>
      <text:p text:style-name="P10">Las fórmulas son las expresiones que se identifican con afirmaciones sobre los objetos del mundo, y tendrán la posibilidad de ser evaluadas como verdaderas o falsas. Las fórmulas se construyen combinando la signatura con los operadores ¬, ∧, ∨, →, ↔ los cuantificadores ∀, ∃ variables: x, y , z, . . . <text:span text:style-name="T17">y </text:span>símbolos auxiliares: ( , ). <text:span text:style-name="T16">N</text:span>o puede haber símbolos comunes entre los conjuntos de variables y constantes, ni entre los símbolos de función y de predicado</text:p>
      <text:p text:style-name="P10"/>
      <text:p text:style-name="P10"/>
      <text:p text:style-name="P10"/>
      <text:p text:style-name="P65">Fórmulas atómicas</text:p>
      <text:p text:style-name="P45">Sea L in lenguaje formal, una formula atomica es aquella que tiene alguna de las siguientes formas:</text:p>
      <text:p text:style-name="P45"><text:soft-page-break/><text:span text:style-name="T12">1.</text:span> t1 = t2 donde t1 y t2 son terminos</text:p>
      <text:p text:style-name="P45"><text:span text:style-name="T12">2.</text:span> R(t1...tn) donde R es una función de aridad n y t1...tn son términos</text:p>
      <text:p text:style-name="P18"/>
      <text:p text:style-name="P19">Sea L un lenguaje cada fórmula se construye a partir de fórmulas atómicas y la aplicación de:</text:p>
      <text:list text:style-name="L5">
        <text:list-item>
          <text:p text:style-name="P89">Si P es una fórmula entonces su negación(¬P) también lo será.</text:p>
        </text:list-item>
        <text:list-item>
          <text:p text:style-name="P89">Si P y R son fórmulas entonces P ∧ R también lo es.</text:p>
        </text:list-item>
        <text:list-item>
          <text:p text:style-name="P89">Si P es una fórmula y x una variable entonces ∃xP <text:s/>también lo es.</text:p>
        </text:list-item>
      </text:list>
      <text:p text:style-name="P19"/>
      <text:p text:style-name="P22">Sea L = [0, s] un lenguaje que representa la aritmética de Peano : Todo número natural distinto de 0 es el sucesor de algún número natural.</text:p>
      <text:p text:style-name="P46"><text:s text:c="14"/>s(m) = n es una formula atómica, ∃m(s(m)=n) es una fórmula y también lo sería: <text:s/>∀n(¬(n=0) → ∃m(s(m)=n))</text:p>
      <text:p text:style-name="P14"/>
      <text:h text:style-name="P58" text:outline-level="3">Fórmulas Bien Formadas</text:h>
      <text:p text:style-name="P6">De la misma manera que la expresión "Щелкунчик" no pertenece al español pues no utiliza su alfabeto, las expresiones como "La Vida Breve" o "1+2 =3" no serán fórmulas de ningún Lenguaje de Primer Orden por no ser cadenas del Alfabeto de Primer Orden. Tampoco pertenece al español "Der  Zauberflo¨te" a pesar de que usa su mismo alfabeto. Así tampoco fórmulas como "f(P(x,y))" o "R(z,y)∨c1​" formarán parte de Λ a pesar de usar el Alfabeto de Primer Orden.</text:p>
      <text:p text:style-name="P7">El número de símbolos del Alfabeto de Primer Orden es siempre finito.</text:p>
      <text:p text:style-name="P2"/>
      <text:h text:style-name="P5" text:outline-level="3">Una fórmula bien formada (fbf) se define como:</text:h>
      <text:p text:style-name="P7">cualquier átomo o fórmula atómica P(t1, . . . , tn), con P ∈ R, δ(P) = n y cada ti un término.</text:p>
      <text:p text:style-name="P7">si α, β son fbf, entonces ¬α, α ∧ β, α ∨ β, α → β y α ↔ β son fbf</text:p>
      <text:p text:style-name="P7">si α es una fbf, entonces ∀x α y ∃x α son fbf</text:p>
      <text:p text:style-name="P7">▷ <text:span text:style-name="T12">Para C = {0, 1}, F = {siguiente, suma, producto}, R = {menor , par }</text:span></text:p>
      <text:p text:style-name="P7">son fórmulas:</text:p>
      <text:p text:style-name="P7">par (1),</text:p>
      <text:p text:style-name="P7"><text:soft-page-break/>menor (x, 1)</text:p>
      <text:p text:style-name="P7">par (x) → menor (x, 1)</text:p>
      <text:p text:style-name="P7">∀x [ par (x) → menor (x, 1) ]</text:p>
      <text:p text:style-name="P7">no son fórmulas:</text:p>
      <text:p text:style-name="P7">suma(1, y ) (suma /∈ R)</text:p>
      <text:p text:style-name="P7">menor (0, par (x)) (par (x) no es un término)</text:p>
      <text:h text:style-name="P5" text:outline-level="3"/>
      <text:h text:style-name="P5" text:outline-level="3"/>
      <text:p text:style-name="P1"/>
      <text:p text:style-name="P9"/>
      <text:h text:style-name="P57" text:outline-level="3">Variables libres y ligadas</text:h>
      <text:p text:style-name="P69"><text:span text:style-name="T2">Se denominan </text:span><text:span text:style-name="Emphasis"><text:span text:style-name="T2">variables ligadas</text:span></text:span><text:span text:style-name="T2"> cuando una variable está acompañada por un cuantificador. Se conocen como </text:span><text:span text:style-name="Emphasis"><text:span text:style-name="T2">variables libres</text:span></text:span><text:span text:style-name="T2"> en caso contrario. Por ejemplo, en la fórmula ∃x[P(x,a)], la variable x es una variable ligada, mientras que a es una variable libre.</text:span></text:p>
      <text:p text:style-name="P11">Normalmente suele usarse las primeras letras del abecedario (a, b, c…) para denotar variables libres, mientras que usamos las últimas (x, y, z…) para las variables ligadas.</text:p>
      <text:p text:style-name="P39"/>
      <text:p text:style-name="P39"/>
      <text:p text:style-name="P39"/>
      <text:p text:style-name="P39">Una variable x es libre en una fórmula cuando:</text:p>
      <text:p text:style-name="P39"/>
      <text:list text:style-name="L6">
        <text:list-item>
          <text:p text:style-name="P81">en un átomo: toda variable es libre</text:p>
        </text:list-item>
        <text:list-item>
          <text:p text:style-name="P81">en ¬α, α ∧ β, α ∨ β, α → β, α ↔ β: x es libre <text:s/>si, y sólo si, lo es en α o en β.</text:p>
        </text:list-item>
        <text:list-item>
          <text:p text:style-name="P81">en ∃xα, ∀xα: x ligada; y libre <text:s/>si, y sólo si, lo es en α.</text:p>
        </text:list-item>
      </text:list>
      <text:p text:style-name="P1"/>
      <text:p text:style-name="P1">Las fórmulas sin variables libres se llaman fórmulas cerradas o</text:p>
      <text:p text:style-name="P1">sentencias</text:p>
      <text:p text:style-name="P1"/>
      <text:p text:style-name="P1"/>
      <text:p text:style-name="P1"/>
      <text:p text:style-name="P1"/>
      <text:p text:style-name="P1">▷ <text:span text:style-name="T12">Una variable puede ser libre y ligada a la vez en la misma fórmula</text:span></text:p>
      <text:p text:style-name="P1"><text:span text:style-name="T12"/></text:p>
      <text:p text:style-name="P4">[ ∀x (P(x) → Q(x, y )) ] → [ ∃y (P(y ) → Q(z, x)) ]</text:p>
      <text:p text:style-name="P4"/>
      <text:p text:style-name="P4">libres: x, y , z; ligadas: x, y</text:p>
      <text:h text:style-name="P77" text:outline-level="4"><text:soft-page-break/><text:span text:style-name="T34">Semántica</text:span></text:h>
      <text:p text:style-name="P23"/>
      <text:p text:style-name="P11">De una fórmula como ∀x[P(x)⊻F(x)] podremos afirmar que es una fórmula bien formada, pero no alcanzaremos a decir si es cierta o es falsa. Debemos dotarla de una interpretación que nos permite juzgar su veracidad. Al igual que en Lógica Proposicional, en Lógica de Primer Orden habrá fórmulas verdaderas bajo cierta interpretación pero que sean falsas en otra. También habrá fórmulas válidas en toda interpretación.</text:p>
      <text:p text:style-name="P24">Hemos apuntado que los predicados establecen conjuntos de elementos. Así, dotar de significado una oración como ∀x[P(x)] implica poner en relación el conjunto del predicado P con el conjunto de valores que puede asumir x. Podremos comprobar como la oración será verdadera si y solo sí ambos conjuntos son iguales.</text:p>
      <text:p text:style-name="P25">Es por ello que nuestro primer paso será establecer los métodos a partir de los cuales dotaremos de significado a una fórmula. Tras ello, nuestra misión será asignar a cada una de esas interpretaciones un valor de verdad.</text:p>
      <text:p text:style-name="P11"><text:s/><text:span text:style-name="T12">Negación (¬)</text:span></text:p>
      <table:table table:name="Tabla2" table:style-name="Tabla2">
        <table:table-column table:style-name="Tabla2.A"/>
        <table:table-column table:style-name="Tabla2.B"/>
        <table:table-row>
          <table:table-cell table:style-name="Tabla2.A1" office:value-type="string">
            <text:p text:style-name="P30">p</text:p>
          </table:table-cell>
          <table:table-cell table:style-name="Tabla2.B1" office:value-type="string">
            <text:p text:style-name="P28">¬<text:span text:style-name="T32">q</text:span></text:p>
          </table:table-cell>
        </table:table-row>
        <table:table-row>
          <table:table-cell table:style-name="Tabla2.A2" office:value-type="string">
            <text:p text:style-name="P30">0</text:p>
          </table:table-cell>
          <table:table-cell table:style-name="Tabla2.B2" office:value-type="string">
            <text:p text:style-name="P30">1</text:p>
          </table:table-cell>
        </table:table-row>
        <table:table-row>
          <table:table-cell table:style-name="Tabla2.A2" office:value-type="string">
            <text:p text:style-name="P30">1</text:p>
          </table:table-cell>
          <table:table-cell table:style-name="Tabla2.B2" office:value-type="string">
            <text:p text:style-name="P30">0</text:p>
          </table:table-cell>
        </table:table-row>
      </table:table>
      <text:p text:style-name="P11"/>
      <text:p text:style-name="P36">C<text:span text:style-name="T32">o</text:span>njunción (∧)</text:p>
      <table:table table:name="Tabla3" table:style-name="Tabla3">
        <table:table-column table:style-name="Tabla3.A"/>
        <table:table-column table:style-name="Tabla3.B"/>
        <table:table-column table:style-name="Tabla3.C"/>
        <table:table-row>
          <table:table-cell table:style-name="Tabla3.A1" office:value-type="string">
            <text:p text:style-name="P30">p</text:p>
          </table:table-cell>
          <table:table-cell table:style-name="Tabla3.A1" office:value-type="string">
            <text:p text:style-name="P90">q</text:p>
          </table:table-cell>
          <table:table-cell table:style-name="Tabla3.C1" office:value-type="string">
            <text:p text:style-name="P28">p∧q</text:p>
          </table:table-cell>
        </table:table-row>
        <table:table-row>
          <table:table-cell table:style-name="Tabla3.A2" office:value-type="string">
            <text:p text:style-name="P30">0</text:p>
          </table:table-cell>
          <table:table-cell table:style-name="Tabla3.A2" office:value-type="string">
            <text:p text:style-name="P30">0</text:p>
          </table:table-cell>
          <table:table-cell table:style-name="Tabla3.C2" office:value-type="string">
            <text:p text:style-name="P30">0</text:p>
          </table:table-cell>
        </table:table-row>
        <table:table-row>
          <table:table-cell table:style-name="Tabla3.A2" office:value-type="string">
            <text:p text:style-name="P30">0</text:p>
          </table:table-cell>
          <table:table-cell table:style-name="Tabla3.A2" office:value-type="string">
            <text:p text:style-name="P30">1</text:p>
          </table:table-cell>
          <table:table-cell table:style-name="Tabla3.C2" office:value-type="string">
            <text:p text:style-name="P30">0</text:p>
          </table:table-cell>
        </table:table-row>
        <table:table-row>
          <table:table-cell table:style-name="Tabla3.A2" office:value-type="string">
            <text:p text:style-name="P30">1</text:p>
          </table:table-cell>
          <table:table-cell table:style-name="Tabla3.A2" office:value-type="string">
            <text:p text:style-name="P30">0</text:p>
          </table:table-cell>
          <table:table-cell table:style-name="Tabla3.C2" office:value-type="string">
            <text:p text:style-name="P30">0</text:p>
          </table:table-cell>
        </table:table-row>
        <table:table-row>
          <table:table-cell table:style-name="Tabla3.A2" office:value-type="string">
            <text:p text:style-name="P30">1</text:p>
          </table:table-cell>
          <table:table-cell table:style-name="Tabla3.A2" office:value-type="string">
            <text:p text:style-name="P30">1</text:p>
          </table:table-cell>
          <table:table-cell table:style-name="Tabla3.C2" office:value-type="string">
            <text:p text:style-name="P30">1</text:p>
          </table:table-cell>
        </table:table-row>
      </table:table>
      <text:p text:style-name="P17"/>
      <text:p text:style-name="P11"/>
      <text:p text:style-name="P11"/>
      <text:p text:style-name="P11"/>
      <text:p text:style-name="P36"><text:s/>Disyunción (∨)</text:p>
      <table:table table:name="Tabla1" table:style-name="Tabla1">
        <table:table-column table:style-name="Tabla1.A" table:number-columns-repeated="2"/>
        <table:table-column table:style-name="Tabla1.C"/>
        <text:soft-page-break/>
        <table:table-row>
          <table:table-cell table:style-name="Tabla1.A1" office:value-type="string">
            <text:p text:style-name="P29">p</text:p>
          </table:table-cell>
          <table:table-cell table:style-name="Tabla1.A1" office:value-type="string">
            <text:p text:style-name="P29">q</text:p>
          </table:table-cell>
          <table:table-cell table:style-name="Tabla1.C1" office:value-type="string">
            <text:p text:style-name="P29">p∨q</text:p>
          </table:table-cell>
        </table:table-row>
        <table:table-row>
          <table:table-cell table:style-name="Tabla1.A2" office:value-type="string">
            <text:p text:style-name="P30">0</text:p>
          </table:table-cell>
          <table:table-cell table:style-name="Tabla1.A2" office:value-type="string">
            <text:p text:style-name="P30">0</text:p>
          </table:table-cell>
          <table:table-cell table:style-name="Tabla1.C2" office:value-type="string">
            <text:p text:style-name="P30">0</text:p>
          </table:table-cell>
        </table:table-row>
        <table:table-row>
          <table:table-cell table:style-name="Tabla1.A2" office:value-type="string">
            <text:p text:style-name="P30">0</text:p>
          </table:table-cell>
          <table:table-cell table:style-name="Tabla1.A2" office:value-type="string">
            <text:p text:style-name="P30">1</text:p>
          </table:table-cell>
          <table:table-cell table:style-name="Tabla1.C2" office:value-type="string">
            <text:p text:style-name="P30">1</text:p>
          </table:table-cell>
        </table:table-row>
        <table:table-row>
          <table:table-cell table:style-name="Tabla1.A2" office:value-type="string">
            <text:p text:style-name="P30">1</text:p>
          </table:table-cell>
          <table:table-cell table:style-name="Tabla1.A2" office:value-type="string">
            <text:p text:style-name="P30">0</text:p>
          </table:table-cell>
          <table:table-cell table:style-name="Tabla1.C2" office:value-type="string">
            <text:p text:style-name="P30">1</text:p>
          </table:table-cell>
        </table:table-row>
        <table:table-row>
          <table:table-cell table:style-name="Tabla1.A2" office:value-type="string">
            <text:p text:style-name="P30">1</text:p>
          </table:table-cell>
          <table:table-cell table:style-name="Tabla1.A2" office:value-type="string">
            <text:p text:style-name="P30">1</text:p>
          </table:table-cell>
          <table:table-cell table:style-name="Tabla1.C2" office:value-type="string">
            <text:p text:style-name="P30">1</text:p>
          </table:table-cell>
        </table:table-row>
      </table:table>
      <text:p text:style-name="P11"/>
      <text:p text:style-name="P17"><text:s/><text:span text:style-name="T12">Disyunción <text:s/>exclusiva (⊕)</text:span></text:p>
      <table:table table:name="Tabla4" table:style-name="Tabla4">
        <table:table-column table:style-name="Tabla4.A" table:number-columns-repeated="2"/>
        <table:table-column table:style-name="Tabla4.C"/>
        <table:table-row>
          <table:table-cell table:style-name="Tabla4.A1" office:value-type="string">
            <text:p text:style-name="P30">p</text:p>
          </table:table-cell>
          <table:table-cell table:style-name="Tabla4.A1" office:value-type="string">
            <text:p text:style-name="P30">q</text:p>
          </table:table-cell>
          <table:table-cell table:style-name="Tabla4.C1" office:value-type="string">
            <text:p text:style-name="P30">p ⊕q</text:p>
          </table:table-cell>
        </table:table-row>
        <table:table-row>
          <table:table-cell table:style-name="Tabla4.A2" office:value-type="string">
            <text:p text:style-name="P30">0</text:p>
          </table:table-cell>
          <table:table-cell table:style-name="Tabla4.A2" office:value-type="string">
            <text:p text:style-name="P30">0</text:p>
          </table:table-cell>
          <table:table-cell table:style-name="Tabla4.C2" office:value-type="string">
            <text:p text:style-name="P30">0</text:p>
          </table:table-cell>
        </table:table-row>
        <table:table-row>
          <table:table-cell table:style-name="Tabla4.A2" office:value-type="string">
            <text:p text:style-name="P30">0</text:p>
          </table:table-cell>
          <table:table-cell table:style-name="Tabla4.A2" office:value-type="string">
            <text:p text:style-name="P30">1</text:p>
          </table:table-cell>
          <table:table-cell table:style-name="Tabla4.C2" office:value-type="string">
            <text:p text:style-name="P30">1</text:p>
          </table:table-cell>
        </table:table-row>
        <table:table-row>
          <table:table-cell table:style-name="Tabla4.A2" office:value-type="string">
            <text:p text:style-name="P30">1</text:p>
          </table:table-cell>
          <table:table-cell table:style-name="Tabla4.A2" office:value-type="string">
            <text:p text:style-name="P30">0</text:p>
          </table:table-cell>
          <table:table-cell table:style-name="Tabla4.C2" office:value-type="string">
            <text:p text:style-name="P30">1</text:p>
          </table:table-cell>
        </table:table-row>
        <table:table-row>
          <table:table-cell table:style-name="Tabla4.A2" office:value-type="string">
            <text:p text:style-name="P30">1</text:p>
          </table:table-cell>
          <table:table-cell table:style-name="Tabla4.A2" office:value-type="string">
            <text:p text:style-name="P30">1</text:p>
          </table:table-cell>
          <table:table-cell table:style-name="Tabla4.C2" office:value-type="string">
            <text:p text:style-name="P30">0</text:p>
          </table:table-cell>
        </table:table-row>
      </table:table>
      <text:p text:style-name="P17"/>
      <text:p text:style-name="P38"><text:s/>Implicación (→)</text:p>
      <table:table table:name="Tabla5" table:style-name="Tabla5">
        <table:table-column table:style-name="Tabla5.A" table:number-columns-repeated="2"/>
        <table:table-column table:style-name="Tabla5.C"/>
        <table:table-row>
          <table:table-cell table:style-name="Tabla5.A1" office:value-type="string">
            <text:p text:style-name="P30">p</text:p>
          </table:table-cell>
          <table:table-cell table:style-name="Tabla5.A1" office:value-type="string">
            <text:p text:style-name="P30">q</text:p>
          </table:table-cell>
          <table:table-cell table:style-name="Tabla5.C1" office:value-type="string">
            <text:p text:style-name="P30">p → q</text:p>
          </table:table-cell>
        </table:table-row>
        <table:table-row>
          <table:table-cell table:style-name="Tabla5.A2" office:value-type="string">
            <text:p text:style-name="P30">0</text:p>
          </table:table-cell>
          <table:table-cell table:style-name="Tabla5.A2" office:value-type="string">
            <text:p text:style-name="P30">0</text:p>
          </table:table-cell>
          <table:table-cell table:style-name="Tabla5.C2" office:value-type="string">
            <text:p text:style-name="P30">1</text:p>
          </table:table-cell>
        </table:table-row>
        <table:table-row>
          <table:table-cell table:style-name="Tabla5.A2" office:value-type="string">
            <text:p text:style-name="P30">0</text:p>
          </table:table-cell>
          <table:table-cell table:style-name="Tabla5.A2" office:value-type="string">
            <text:p text:style-name="P30">1</text:p>
          </table:table-cell>
          <table:table-cell table:style-name="Tabla5.C2" office:value-type="string">
            <text:p text:style-name="P30">1</text:p>
          </table:table-cell>
        </table:table-row>
        <table:table-row>
          <table:table-cell table:style-name="Tabla5.A2" office:value-type="string">
            <text:p text:style-name="P30">1</text:p>
          </table:table-cell>
          <table:table-cell table:style-name="Tabla5.A2" office:value-type="string">
            <text:p text:style-name="P30">0</text:p>
          </table:table-cell>
          <table:table-cell table:style-name="Tabla5.C2" office:value-type="string">
            <text:p text:style-name="P30">0</text:p>
          </table:table-cell>
        </table:table-row>
        <table:table-row>
          <table:table-cell table:style-name="Tabla5.A2" office:value-type="string">
            <text:p text:style-name="P30">1</text:p>
          </table:table-cell>
          <table:table-cell table:style-name="Tabla5.A2" office:value-type="string">
            <text:p text:style-name="P30">1</text:p>
          </table:table-cell>
          <table:table-cell table:style-name="Tabla5.C2" office:value-type="string">
            <text:p text:style-name="P30">1</text:p>
          </table:table-cell>
        </table:table-row>
      </table:table>
      <text:p text:style-name="P17"/>
      <text:p text:style-name="P38">Doble implicación ( ⇐⇒ )</text:p>
      <table:table table:name="Tabla6" table:style-name="Tabla6">
        <table:table-column table:style-name="Tabla6.A" table:number-columns-repeated="2"/>
        <table:table-column table:style-name="Tabla6.C"/>
        <table:table-row>
          <table:table-cell table:style-name="Tabla6.A1" office:value-type="string">
            <text:p text:style-name="P30">p</text:p>
          </table:table-cell>
          <table:table-cell table:style-name="Tabla6.A1" office:value-type="string">
            <text:p text:style-name="P30">q</text:p>
          </table:table-cell>
          <table:table-cell table:style-name="Tabla6.C1" office:value-type="string">
            <text:p text:style-name="P30">p ⇐⇒ <text:s/>q</text:p>
          </table:table-cell>
        </table:table-row>
        <table:table-row>
          <table:table-cell table:style-name="Tabla6.A2" office:value-type="string">
            <text:p text:style-name="P30">0</text:p>
          </table:table-cell>
          <table:table-cell table:style-name="Tabla6.A2" office:value-type="string">
            <text:p text:style-name="P30">0</text:p>
          </table:table-cell>
          <table:table-cell table:style-name="Tabla6.C2" office:value-type="string">
            <text:p text:style-name="P30">1</text:p>
          </table:table-cell>
        </table:table-row>
        <table:table-row>
          <table:table-cell table:style-name="Tabla6.A2" office:value-type="string">
            <text:p text:style-name="P30">0</text:p>
          </table:table-cell>
          <table:table-cell table:style-name="Tabla6.A2" office:value-type="string">
            <text:p text:style-name="P30">1</text:p>
          </table:table-cell>
          <table:table-cell table:style-name="Tabla6.C2" office:value-type="string">
            <text:p text:style-name="P30">0</text:p>
          </table:table-cell>
        </table:table-row>
        <table:table-row>
          <table:table-cell table:style-name="Tabla6.A2" office:value-type="string">
            <text:p text:style-name="P30">1</text:p>
          </table:table-cell>
          <table:table-cell table:style-name="Tabla6.A2" office:value-type="string">
            <text:p text:style-name="P30">0</text:p>
          </table:table-cell>
          <table:table-cell table:style-name="Tabla6.C2" office:value-type="string">
            <text:p text:style-name="P30">0</text:p>
          </table:table-cell>
        </table:table-row>
        <table:table-row>
          <table:table-cell table:style-name="Tabla6.A2" office:value-type="string">
            <text:p text:style-name="P30">1</text:p>
          </table:table-cell>
          <table:table-cell table:style-name="Tabla6.A2" office:value-type="string">
            <text:p text:style-name="P30">1</text:p>
          </table:table-cell>
          <table:table-cell table:style-name="Tabla6.C2" office:value-type="string">
            <text:p text:style-name="P30">1</text:p>
          </table:table-cell>
        </table:table-row>
      </table:table>
      <text:p text:style-name="P17"/>
      <text:p text:style-name="P17">Así pues, con el uso de estas tablas de verdad podemos evaluar si una expresión o fórmula lógica es cierta o falsa, con la excepción de si tenemos un ∀x, <text:span text:style-name="T32">q</text:span>ue serı́a cierto para el caso de que la expresión sea cierta para todo x y ∃x, que sería cierto en el caso de que haya mínimo <text:span text:style-name="T33">un</text:span> x para el que la expresión sea cierta. Por ejemplo, si tenemos la expresión ¬(P(x) ∧ Q(x)) donde x es el dominio de los números enteros, P es <text:soft-page-break/>verdadero para números positivos y Q para números negativos, tendríamos la siguiente tabla de verdad:</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0">P</text:p>
          </table:table-cell>
          <table:table-cell table:style-name="Tabla7.A1" office:value-type="string">
            <text:p text:style-name="P30">Q</text:p>
          </table:table-cell>
          <table:table-cell table:style-name="Tabla7.A1" office:value-type="string">
            <text:p text:style-name="P30">P∧Q</text:p>
          </table:table-cell>
          <table:table-cell table:style-name="Tabla7.D1" office:value-type="string">
            <text:p text:style-name="P30">¬(P∧Q)</text:p>
          </table:table-cell>
        </table:table-row>
        <table:table-row>
          <table:table-cell table:style-name="Tabla7.A2" office:value-type="string">
            <text:p text:style-name="P30">0</text:p>
          </table:table-cell>
          <table:table-cell table:style-name="Tabla7.A2" office:value-type="string">
            <text:p text:style-name="P30">0</text:p>
          </table:table-cell>
          <table:table-cell table:style-name="Tabla7.A2" office:value-type="string">
            <text:p text:style-name="P30">0</text:p>
          </table:table-cell>
          <table:table-cell table:style-name="Tabla7.D2" office:value-type="string">
            <text:p text:style-name="P30">1</text:p>
          </table:table-cell>
        </table:table-row>
        <table:table-row>
          <table:table-cell table:style-name="Tabla7.A2" office:value-type="string">
            <text:p text:style-name="P30">0</text:p>
          </table:table-cell>
          <table:table-cell table:style-name="Tabla7.A2" office:value-type="string">
            <text:p text:style-name="P30">1</text:p>
          </table:table-cell>
          <table:table-cell table:style-name="Tabla7.A2" office:value-type="string">
            <text:p text:style-name="P30">0</text:p>
          </table:table-cell>
          <table:table-cell table:style-name="Tabla7.D2" office:value-type="string">
            <text:p text:style-name="P30">1</text:p>
          </table:table-cell>
        </table:table-row>
        <table:table-row>
          <table:table-cell table:style-name="Tabla7.A2" office:value-type="string">
            <text:p text:style-name="P30">1</text:p>
          </table:table-cell>
          <table:table-cell table:style-name="Tabla7.A2" office:value-type="string">
            <text:p text:style-name="P30">0</text:p>
          </table:table-cell>
          <table:table-cell table:style-name="Tabla7.A2" office:value-type="string">
            <text:p text:style-name="P30">0</text:p>
          </table:table-cell>
          <table:table-cell table:style-name="Tabla7.D2" office:value-type="string">
            <text:p text:style-name="P30">1</text:p>
          </table:table-cell>
        </table:table-row>
        <table:table-row>
          <table:table-cell table:style-name="Tabla7.A2" office:value-type="string">
            <text:p text:style-name="P30">1</text:p>
          </table:table-cell>
          <table:table-cell table:style-name="Tabla7.A2" office:value-type="string">
            <text:p text:style-name="P30">1</text:p>
          </table:table-cell>
          <table:table-cell table:style-name="Tabla7.A2" office:value-type="string">
            <text:p text:style-name="P30">1</text:p>
          </table:table-cell>
          <table:table-cell table:style-name="Tabla7.D2" office:value-type="string">
            <text:p text:style-name="P30">0</text:p>
          </table:table-cell>
        </table:table-row>
      </table:table>
      <text:p text:style-name="P17"/>
      <text:p text:style-name="P17">Como podemos observar, la expresión es falsa solo cuando es correcta para los 2 predicados, que x sea positivo y que x sea negativo, ya que no puede ser cierto en ningún caso, y es verdadera cuando bien x es negativo (Q == 1), x es positivo (P == 1) o en ninguno de los 2 casos (P == 0, Q == 0) ya que x sería 0. También, si tenemos el ejemplo de <text:span text:style-name="T33">t</text:span>odos los <text:span text:style-name="T33">niños</text:span> son <text:span text:style-name="T33">inocentes</text:span>, y establecemos S como “<text:span text:style-name="T33">niños</text:span>” y P como ”<text:span text:style-name="T33">inocentes</text:span>”, tendríamos la expresión ∀x(S(x) → P(x)), la cual podemos analizar mediante una tabla de verdad:</text:p>
      <text:p text:style-name="P27"/>
      <table:table table:name="Tabla8" table:style-name="Tabla8">
        <table:table-column table:style-name="Tabla8.A" table:number-columns-repeated="2"/>
        <table:table-column table:style-name="Tabla8.C"/>
        <table:table-row>
          <table:table-cell table:style-name="Tabla8.A1" office:value-type="string">
            <text:p text:style-name="P30">S</text:p>
          </table:table-cell>
          <table:table-cell table:style-name="Tabla8.A1" office:value-type="string">
            <text:p text:style-name="P30">P</text:p>
          </table:table-cell>
          <table:table-cell table:style-name="Tabla8.C1" office:value-type="string">
            <text:p text:style-name="P30">S → P</text:p>
          </table:table-cell>
        </table:table-row>
        <table:table-row>
          <table:table-cell table:style-name="Tabla8.A2" office:value-type="string">
            <text:p text:style-name="P30">0</text:p>
          </table:table-cell>
          <table:table-cell table:style-name="Tabla8.A2" office:value-type="string">
            <text:p text:style-name="P30">0</text:p>
          </table:table-cell>
          <table:table-cell table:style-name="Tabla8.C2" office:value-type="string">
            <text:p text:style-name="P30">1</text:p>
          </table:table-cell>
        </table:table-row>
        <table:table-row>
          <table:table-cell table:style-name="Tabla8.A2" office:value-type="string">
            <text:p text:style-name="P30">0</text:p>
          </table:table-cell>
          <table:table-cell table:style-name="Tabla8.A2" office:value-type="string">
            <text:p text:style-name="P30">1</text:p>
          </table:table-cell>
          <table:table-cell table:style-name="Tabla8.C2" office:value-type="string">
            <text:p text:style-name="P30">1</text:p>
          </table:table-cell>
        </table:table-row>
        <table:table-row>
          <table:table-cell table:style-name="Tabla8.A2" office:value-type="string">
            <text:p text:style-name="P30">1</text:p>
          </table:table-cell>
          <table:table-cell table:style-name="Tabla8.A2" office:value-type="string">
            <text:p text:style-name="P30">0</text:p>
          </table:table-cell>
          <table:table-cell table:style-name="Tabla8.C2" office:value-type="string">
            <text:p text:style-name="P30">0</text:p>
          </table:table-cell>
        </table:table-row>
        <table:table-row>
          <table:table-cell table:style-name="Tabla8.A2" office:value-type="string">
            <text:p text:style-name="P30">1</text:p>
          </table:table-cell>
          <table:table-cell table:style-name="Tabla8.A2" office:value-type="string">
            <text:p text:style-name="P30">1</text:p>
          </table:table-cell>
          <table:table-cell table:style-name="Tabla8.C2" office:value-type="string">
            <text:p text:style-name="P30">1</text:p>
          </table:table-cell>
        </table:table-row>
      </table:table>
      <text:p text:style-name="P28"/>
      <text:h text:style-name="P57" text:outline-level="3"><text:span text:style-name="T18">I</text:span>nterpretación</text:h>
      <text:p text:style-name="P26">Consideremos <text:span text:style-name="T27">∀</text:span>y<text:span text:style-name="T27">∃</text:span>x(f(x) = y), <text:s/>si los individuos de este lenguaje son números reales y f(x) = x² esta fórmula no sería verdadera dado que para (-1) no sería cierta, no hay ningún valor que diera -1.</text:p>
      <text:p text:style-name="P26">En caso de que interpretásemos f como f(x) = x³, en este caso si sería verdadera. La validez de la fórmula depende de la interpretación que le damos a f.</text:p>
      <text:p text:style-name="P26"/>
      <text:p text:style-name="P26">Es posible definir una noción de verdad para una interpretación y para lo</text:p>
      <text:p text:style-name="P26">cual nos podemos ayudar de las denominadas tablas de verdad, una forma de</text:p>
      <text:p text:style-name="P26">decir si algo es cierto (true, 1) o falso (false, 0):</text:p>
      <text:p text:style-name="P26"/>
      <text:p text:style-name="P37"><text:soft-page-break/>Una interpretación I (para la signatura Σ = {C, F, R, δ}) es un par (D, I )</text:p>
      <text:p text:style-name="P37">donde:</text:p>
      <text:p text:style-name="P10">-D es un conjunto no vacío, denominado dominio o universo,</text:p>
      <text:p text:style-name="P10">-I es una función definida sobre los símbolos propios del lenguaje:</text:p>
      <text:list text:style-name="L7">
        <text:list-item>
          <text:p text:style-name="P86">para cada constante c ∈ C,</text:p>
        </text:list-item>
      </text:list>
      <text:p text:style-name="P10"><text:s text:c="12"/>c<text:span text:style-name="T24">I</text:span> es un elemento de D,</text:p>
      <text:list text:style-name="L8">
        <text:list-item>
          <text:p text:style-name="P87">para cada f ∈ F con δ(f ) = n,</text:p>
        </text:list-item>
      </text:list>
      <text:p text:style-name="P16"><text:s text:c="12"/>f<text:span text:style-name="T24">I</text:span> : D<text:span text:style-name="T20">n</text:span><text:span text:style-name="T19"> </text:span><text:s/>→ D es una función n − aria en D,</text:p>
      <text:list text:style-name="L9">
        <text:list-item>
          <text:p text:style-name="P88">para cada P ∈ R con δ(P) = n,</text:p>
        </text:list-item>
      </text:list>
      <text:p text:style-name="P10"><text:s text:c="11"/>P<text:span text:style-name="T24">I</text:span> : D<text:span text:style-name="T20">n</text:span> → {F , T } es una aplicación (identificamos P<text:span text:style-name="T24">I</text:span> = {(d1, · · · , <text:s text:c="22"/><text:tab/> <text:s text:c="2"/>dn) ∈ D<text:span text:style-name="T20">n</text:span> | P<text:span text:style-name="T24">I</text:span> (d1, · · · , dn) = T } ⊆ D<text:span text:style-name="T20">n</text:span>)</text:p>
      <text:p text:style-name="P10"/>
      <text:p text:style-name="P10">Una asignación σ (para una interpretación I ) es una aplicación que asigna,</text:p>
      <text:p text:style-name="P10">a cada variable x, un elemento σ(x) del dominio D.</text:p>
      <text:p text:style-name="P3"/>
      <text:h text:style-name="P20" text:outline-level="3"><text:span text:style-name="T27">E</text:span>jemplo de una Interpretación</text:h>
      <text:p text:style-name="P21"/>
      <text:p text:style-name="P3"><text:span text:style-name="T19">P</text:span>ara C = {0}, F = {sig , suma}, R = {menor },</text:p>
      <text:p text:style-name="P3">δ(sig ) = 1, δ(suma) = 2, δ(nenor ) = 2.</text:p>
      <text:p text:style-name="P40">▷ Una posible interpretación está dada por:</text:p>
      <text:p text:style-name="P3">D = N</text:p>
      <text:p text:style-name="P3">0I = 0</text:p>
      <text:p text:style-name="P3">sig<text:span text:style-name="T24">I</text:span> : N → N, n ⇝ n + 1</text:p>
      <text:p text:style-name="P3">suma<text:span text:style-name="T24">I</text:span> : N × N → N, (n, m) ⇝ n + m</text:p>
      <text:p text:style-name="P3">menor<text:span text:style-name="T24">I</text:span> = {(n, m) ∈ N × N | n &lt; m}</text:p>
      <text:p text:style-name="P40">▷ Otra interpretación para la misma signatura:</text:p>
      <text:p text:style-name="P3">D = {0, 1}<text:span text:style-name="T20">*</text:span>, conjunto de las cadenas binarias</text:p>
      <text:p text:style-name="P3">0<text:span text:style-name="T24">I</text:span> = λ, cadena vacía</text:p>
      <text:p text:style-name="P3">sig<text:span text:style-name="T24">I</text:span>: D → D, ω ⇝ ω 1</text:p>
      <text:p text:style-name="P3"><text:soft-page-break/>suma<text:span text:style-name="T24">I</text:span> : D × D → D, (ω, ω′) ⇝ ω ω′, concatenación</text:p>
      <text:p text:style-name="P25"><text:span text:style-name="T27">menor</text:span><text:span text:style-name="T24">I</text:span><text:span text:style-name="T27">= {(ω, ω′) ∈ D × D | ω es prefijo de ω′}</text:span></text:p>
      <text:p text:style-name="P25"/>
      <text:p text:style-name="P66">Evaluación de términos</text:p>
      <text:p text:style-name="P47">La evaluación vI ,σ(t) de un término t con respecto a una interpretación I y una asignación σ se define como:</text:p>
      <text:p text:style-name="P47"/>
      <text:p text:style-name="P49"><draw:custom-shape text:anchor-type="paragraph" draw:z-index="0" draw:name="Forma 1" draw:style-name="gr2" draw:text-style-name="P98" svg:width="0.773cm" svg:height="2.294cm" svg:x="1.797cm" svg:y="0.10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 text:c="26"/>c<text:span text:style-name="T26">I</text:span> si t es una constante c</text:p>
      <text:p text:style-name="P49">v<text:span text:style-name="T23">I </text:span>,<text:span text:style-name="T23">σ</text:span>(t) = <text:s text:c="12"/>σ(x) si t es una variable x <text:s text:c="5"/></text:p>
      <text:p text:style-name="P48"><text:s text:c="26"/>f<text:span text:style-name="T23">I</text:span> (v<text:span text:style-name="T23">I</text:span> ,σ(t1), . . . , v<text:span text:style-name="T23">I</text:span> ,σ(tn)) si t es f (t1, . . . , tn)</text:p>
      <text:p text:style-name="P47"/>
      <text:p text:style-name="P47">La evaluación de un término t es siempre un elemento del dominio:</text:p>
      <text:p text:style-name="P50">v<text:span text:style-name="T26">I</text:span> ,σ(t) ∈ D, para todo término t</text:p>
      <text:p text:style-name="P51"/>
      <text:p text:style-name="P55">Ejemplo de evaluación de un término</text:p>
      <text:p text:style-name="P51">Para C = {0}, F = {sig , suma}, R = {menor }</text:p>
      <text:list text:style-name="L10">
        <text:list-item>
          <text:p text:style-name="P92">D = N</text:p>
        </text:list-item>
        <text:list-item>
          <text:p text:style-name="P94"><text:span text:style-name="T8">0</text:span><text:span text:style-name="T25">I </text:span><text:span text:style-name="T8">= 0</text:span></text:p>
        </text:list-item>
        <text:list-item>
          <text:p text:style-name="P94"><text:span text:style-name="T8">sig</text:span><text:span text:style-name="T25">I</text:span><text:span text:style-name="T8"> : N → N, n ⇝ n + 1</text:span></text:p>
        </text:list-item>
      </text:list>
      <text:p text:style-name="P51"><text:s text:c="11"/>suma<text:span text:style-name="T23">I</text:span> : N × N → N, (n, m) ⇝ n + m</text:p>
      <text:p text:style-name="P51">Para el término t = suma(sig (0), x) y la asignación σ(x) = 3</text:p>
      <text:p text:style-name="P52">v<text:span text:style-name="T23">I ,σ</text:span>(t) <text:s/>= <text:s/>v<text:span text:style-name="T23">I ,σ</text:span><text:span text:style-name="T21"> </text:span><text:span text:style-name="T22">(</text:span><text:span text:style-name="T21"> </text:span>suma(sig (0), x)<text:span text:style-name="T29">)</text:span></text:p>
      <text:p text:style-name="P52"><text:s text:c="11"/>= <text:s/>suma<text:span text:style-name="T23">I </text:span><text:span text:style-name="T22">(</text:span> v<text:span text:style-name="T23">I</text:span> ,<text:span text:style-name="T23">σ</text:span>(sig (0)), v<text:span text:style-name="T23">I ,σ</text:span>(x)<text:span text:style-name="T29">)</text:span></text:p>
      <text:p text:style-name="P52"><text:s text:c="11"/><text:span text:style-name="T29">= <text:s/>suma</text:span><text:span text:style-name="T26">I </text:span><text:span text:style-name="T22">(sig</text:span><text:span text:style-name="T26">I</text:span><text:span text:style-name="T22">(0), 3)</text:span></text:p>
      <text:p text:style-name="P51"><text:s text:c="11"/>= <text:s/>suma<text:span text:style-name="T23">I </text:span><text:span text:style-name="T22">(0 + 1, 3)</text:span></text:p>
      <text:p text:style-name="P51"><text:s text:c="11"/>= <text:s/>1 + 3</text:p>
      <text:p text:style-name="P51"><text:s text:c="11"/>= 4</text:p>
      <text:p text:style-name="P51"/>
      <text:p text:style-name="P51"/>
      <text:p text:style-name="P67"><text:soft-page-break/>Evaluación de una fórmula</text:p>
      <text:p text:style-name="P51">Si σ : Var → D es una asignación y d ∈ D, σ[x ← d] representa la asignación definida por</text:p>
      <text:p text:style-name="P53"><draw:custom-shape text:anchor-type="paragraph" draw:z-index="1" draw:name="Forma 2" draw:style-name="gr1" draw:text-style-name="P98" svg:width="0.332cm" svg:height="2.514cm" svg:x="3.12cm" svg:y="-0.0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 text:c="32"/>d si z = x</text:p>
      <text:p text:style-name="P53">σ[x ← d](z) = <text:s text:c="8"/>σ(z) si si z != x</text:p>
      <text:p text:style-name="P52"><text:s text:c="33"/></text:p>
      <text:p text:style-name="P51"><text:s/></text:p>
      <text:p text:style-name="P51">La evaluación vI ,σ(α) de una fórmula α respecto a I y σ se define como:</text:p>
      <text:list text:style-name="L11">
        <text:list-item>
          <text:p text:style-name="P95"><text:span text:style-name="T8">v</text:span><text:span text:style-name="T25">I</text:span><text:span text:style-name="T8"> ,σ(P(t1, . . . , tn)) = T sii P</text:span><text:span text:style-name="T25">I</text:span><text:span text:style-name="T8"> (v</text:span><text:span text:style-name="T25">I</text:span><text:span text:style-name="T8"> ,σ(t1), . . . , v</text:span><text:span text:style-name="T25">I </text:span><text:span text:style-name="T8">,σ(tn)) = T</text:span></text:p>
        </text:list-item>
        <text:list-item>
          <text:p text:style-name="P95"><text:span text:style-name="T8">v</text:span><text:span text:style-name="T25">I</text:span><text:span text:style-name="T8"> ,σ(¬α) y v</text:span><text:span text:style-name="T25">I</text:span><text:span text:style-name="T8"> ,σ(α ∗ β) con ∗ ∈ {∧, ∨, →, ↔} se definen como en el caso proposicional</text:span></text:p>
        </text:list-item>
        <text:list-item>
          <text:p text:style-name="P95"><text:span text:style-name="T8">v</text:span><text:span text:style-name="T25">I</text:span><text:span text:style-name="T8"> ,σ(∀x α) = T sii, para todo d ∈ D, v</text:span><text:span text:style-name="T25">I</text:span><text:span text:style-name="T8"> ,σ[x←d](α) = T</text:span></text:p>
        </text:list-item>
        <text:list-item>
          <text:p text:style-name="P95"><text:span text:style-name="T8">v</text:span><text:span text:style-name="T25">I </text:span><text:span text:style-name="T8">,σ(∃x α) = T sii, para algún d ∈ D, v</text:span><text:span text:style-name="T25">I</text:span><text:span text:style-name="T8"> ,σ[x←d](α) = T</text:span></text:p>
          <text:p text:style-name="P95"><text:span text:style-name="T8"/></text:p>
        </text:list-item>
      </text:list>
      <text:p text:style-name="P51">La evaluación de una fórmula α es F o T : v<text:span text:style-name="T23">I</text:span> ,σ(α) ∈ {F , T } para toda fórmula α</text:p>
      <text:p text:style-name="P51"/>
      <text:p text:style-name="P56">Ejemplo de evaluación de un<text:span text:style-name="T30">a fórmula</text:span></text:p>
      <text:p text:style-name="P53"><text:span text:style-name="T31">P</text:span>ara C = {ℓ, m, w , j, v , s, d}, F = {sig , min} y R = {lab, ant},</text:p>
      <text:p text:style-name="P53">Definimos una interpretación I con:</text:p>
      <text:list text:style-name="L12">
        <text:list-item>
          <text:p text:style-name="P93">D = {1, 2, 3, 4, 5, 6, 7}</text:p>
        </text:list-item>
      </text:list>
      <text:list text:style-name="L13">
        <text:list-item>
          <text:p text:style-name="P96"><text:span text:style-name="T8">ℓ</text:span><text:span text:style-name="T25">I</text:span><text:span text:style-name="T8"> = 1, m</text:span><text:span text:style-name="T25">I</text:span><text:span text:style-name="T8"> = 2, w3 = 3, j</text:span><text:span text:style-name="T25">I</text:span><text:span text:style-name="T8"> ) = 4, v</text:span><text:span text:style-name="T25">I</text:span><text:span text:style-name="T8"> = 5, s</text:span><text:span text:style-name="T25">I</text:span><text:span text:style-name="T8"> = 6, d</text:span><text:span text:style-name="T25">I</text:span><text:span text:style-name="T8"> = 7</text:span></text:p>
        </text:list-item>
        <text:list-item>
          <text:p text:style-name="P96"><text:span text:style-name="T8">sig</text:span><text:span text:style-name="T25">I </text:span><text:span text:style-name="T8">: D → D, n ⇝ sig</text:span><text:span text:style-name="T25">I</text:span><text:span text:style-name="T8"> (d) ≡7 d + 1,</text:span></text:p>
          <text:p text:style-name="P96"><text:span text:style-name="T8">min</text:span><text:span text:style-name="T25">I</text:span><text:span text:style-name="T8"> : D × D → D, (n, n′) ⇝ minimo{n, n′}</text:span></text:p>
        </text:list-item>
        <text:list-item>
          <text:p text:style-name="P96"><text:span text:style-name="T8">lab</text:span><text:span text:style-name="T25">I </text:span><text:span text:style-name="T8">= {1, 2, 3, 4, 5} ⊆ D</text:span></text:p>
        </text:list-item>
      </text:list>
      <text:p text:style-name="P53"><text:s text:c="13"/>ant<text:span text:style-name="T23">I </text:span>= {(n, n′) | n ≤ n′} ⊆ D2</text:p>
      <text:p text:style-name="P53">Evaluación de términos:</text:p>
      <text:list text:style-name="L14">
        <text:list-item>
          <text:p text:style-name="P97"><text:span text:style-name="T8">v</text:span><text:span text:style-name="T25">I </text:span><text:span text:style-name="T8">(m) = m</text:span><text:span text:style-name="T25">I </text:span><text:span text:style-name="T8">= 2</text:span></text:p>
        </text:list-item>
        <text:list-item>
          <text:p text:style-name="P97"><text:span text:style-name="T8">v</text:span><text:span text:style-name="T25">I</text:span><text:span text:style-name="T8"> (sig (d)) = sig</text:span><text:span text:style-name="T25">I</text:span><text:span text:style-name="T8"> (v</text:span><text:span text:style-name="T25">I</text:span><text:span text:style-name="T8"> (d)) = sig</text:span><text:span text:style-name="T25">I</text:span><text:span text:style-name="T8"> (d</text:span><text:span text:style-name="T25">I</text:span><text:span text:style-name="T8"> ) = sig</text:span><text:span text:style-name="T25">I </text:span><text:span text:style-name="T8">(7) = 1</text:span></text:p>
        </text:list-item>
        <text:list-item>
          <text:p text:style-name="P97"><text:span text:style-name="T8">v</text:span><text:span text:style-name="T25">I</text:span><text:span text:style-name="T8"> (min(sig (d), m)) = min</text:span><text:span text:style-name="T25">I</text:span><text:span text:style-name="T8"> (v</text:span><text:span text:style-name="T25">I</text:span><text:span text:style-name="T8"> (sig (d)), v</text:span><text:span text:style-name="T25">I</text:span><text:span text:style-name="T8"> (m)) = minimo{1, 2} = 1</text:span></text:p>
        </text:list-item>
      </text:list>
      <text:p text:style-name="P76"><text:soft-page-break/><text:span text:style-name="T8"/></text:p>
      <text:p text:style-name="P53">Para la fórmula α = ∀x ant(ℓ, x):</text:p>
      <text:p text:style-name="P53">v<text:span text:style-name="T23">I </text:span>(α) = T porque,</text:p>
      <text:p text:style-name="P53">para todo n ∈ D, ant<text:span text:style-name="T23">I</text:span> (ℓI , n) = ant<text:span text:style-name="T23">I</text:span> (1, n) = T</text:p>
      <text:p text:style-name="P53">(es decir, para todo n ∈ D, 1 ≤ n)</text:p>
      <text:p text:style-name="P76"><text:span text:style-name="T8"/></text:p>
      <text:p text:style-name="P53">Para la fórmula α = ∀x ant(w , x):</text:p>
      <text:p text:style-name="P53">v<text:span text:style-name="T23">I</text:span> (α) = F porque,</text:p>
      <text:p text:style-name="P53">para n = 1 ∈ D, antI (3, n) = F</text:p>
      <text:p text:style-name="P76"><text:span text:style-name="T8">(ya que 1 &lt; 3; podría tomarse también n = 1 o n = 2</text:span><text:span text:style-name="T9">)</text:span></text:p>
      <text:p text:style-name="P76"><text:span text:style-name="T9"/></text:p>
      <text:p text:style-name="P54">Para la fórmula α = ∃x ant(w , x):</text:p>
      <text:p text:style-name="P54">v<text:span text:style-name="T23">I</text:span> (α) = T porque,</text:p>
      <text:p text:style-name="P54">para n = 4, antI (3, n) = T</text:p>
      <text:p text:style-name="P54">(para n = 4, 3 ≤ n. Podría considerarse n = 4, 5, 6, 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5:39:37.248466128</meta:creation-date>
    <dc:date>2025-01-09T22:55:38.866572164</dc:date>
    <meta:editing-duration>PT2H17M21S</meta:editing-duration>
    <meta:editing-cycles>6</meta:editing-cycles>
    <meta:generator>LibreOffice/24.2.6.2$Linux_X86_64 LibreOffice_project/420$Build-2</meta:generator>
    <meta:document-statistic meta:table-count="8" meta:image-count="0" meta:object-count="0" meta:page-count="14" meta:paragraph-count="330" meta:word-count="3074" meta:character-count="15964" meta:non-whitespace-character-count="12284"/>
  </office:meta>
</office:document-meta>
</file>